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26000000FA9C3F27F97A3CB667.png" manifest:media-type="image/png"/>
  <manifest:file-entry manifest:full-path="Pictures/10000201000000370000004043863E6FA720894F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508cm" fo:margin-left="0cm" fo:break-before="column" table:align="left"/>
    </style:style>
    <style:style style:name="Table1.A" style:family="table-column">
      <style:table-column-properties style:column-width="4.5cm"/>
    </style:style>
    <style:style style:name="Table1.B" style:family="table-column">
      <style:table-column-properties style:column-width="6.004cm"/>
    </style:style>
    <style:style style:name="Table1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508cm" fo:margin-left="0cm" fo:break-before="column" table:align="left"/>
    </style:style>
    <style:style style:name="Table4.A" style:family="table-column">
      <style:table-column-properties style:column-width="4.5cm"/>
    </style:style>
    <style:style style:name="Table4.B" style:family="table-column">
      <style:table-column-properties style:column-width="6.004cm"/>
    </style:style>
    <style:style style:name="Table4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4.A2" style:family="table-cell">
      <style:table-cell-properties style:vertical-align="middle"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6.508cm" fo:margin-left="0cm" fo:break-before="column" table:align="left"/>
    </style:style>
    <style:style style:name="Table5.A" style:family="table-column">
      <style:table-column-properties style:column-width="4.5cm"/>
    </style:style>
    <style:style style:name="Table5.B" style:family="table-column">
      <style:table-column-properties style:column-width="6.004cm"/>
    </style:style>
    <style:style style:name="Table5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5.A2" style:family="table-cell">
      <style:table-cell-properties style:vertical-align="middle"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6.501cm" table:align="margins"/>
    </style:style>
    <style:style style:name="Table6.A" style:family="table-column">
      <style:table-column-properties style:column-width="4.001cm" style:rel-column-width="15888*"/>
    </style:style>
    <style:style style:name="Table6.B" style:family="table-column">
      <style:table-column-properties style:column-width="12.501cm" style:rel-column-width="49647*"/>
    </style:style>
    <style:style style:name="Table6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6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6.501cm" table:align="margins"/>
    </style:style>
    <style:style style:name="Table7.A" style:family="table-column">
      <style:table-column-properties style:column-width="4.001cm" style:rel-column-width="15888*"/>
    </style:style>
    <style:style style:name="Table7.B" style:family="table-column">
      <style:table-column-properties style:column-width="12.501cm" style:rel-column-width="49647*"/>
    </style:style>
    <style:style style:name="Table7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7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7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6.501cm" table:align="margins"/>
    </style:style>
    <style:style style:name="Table8.A" style:family="table-column">
      <style:table-column-properties style:column-width="4.001cm" style:rel-column-width="15888*"/>
    </style:style>
    <style:style style:name="Table8.B" style:family="table-column">
      <style:table-column-properties style:column-width="12.501cm" style:rel-column-width="49647*"/>
    </style:style>
    <style:style style:name="Table8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8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8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6.501cm" table:align="margins"/>
    </style:style>
    <style:style style:name="Table9.A" style:family="table-column">
      <style:table-column-properties style:column-width="4.001cm" style:rel-column-width="15888*"/>
    </style:style>
    <style:style style:name="Table9.B" style:family="table-column">
      <style:table-column-properties style:column-width="12.501cm" style:rel-column-width="49647*"/>
    </style:style>
    <style:style style:name="Table9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9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9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6.501cm" table:align="margins"/>
    </style:style>
    <style:style style:name="Table10.A" style:family="table-column">
      <style:table-column-properties style:column-width="4.001cm" style:rel-column-width="15888*"/>
    </style:style>
    <style:style style:name="Table10.B" style:family="table-column">
      <style:table-column-properties style:column-width="12.501cm" style:rel-column-width="49647*"/>
    </style:style>
    <style:style style:name="Table10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0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0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0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0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6.501cm" table:align="margins"/>
    </style:style>
    <style:style style:name="Table11.A" style:family="table-column">
      <style:table-column-properties style:column-width="4.001cm" style:rel-column-width="15888*"/>
    </style:style>
    <style:style style:name="Table11.B" style:family="table-column">
      <style:table-column-properties style:column-width="12.501cm" style:rel-column-width="49647*"/>
    </style:style>
    <style:style style:name="Table11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1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6.501cm" table:align="margins"/>
    </style:style>
    <style:style style:name="Table12.A" style:family="table-column">
      <style:table-column-properties style:column-width="4.001cm" style:rel-column-width="15888*"/>
    </style:style>
    <style:style style:name="Table12.B" style:family="table-column">
      <style:table-column-properties style:column-width="12.501cm" style:rel-column-width="49647*"/>
    </style:style>
    <style:style style:name="Table12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2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6.501cm" table:align="margins"/>
    </style:style>
    <style:style style:name="Table13.A" style:family="table-column">
      <style:table-column-properties style:column-width="4.001cm" style:rel-column-width="15888*"/>
    </style:style>
    <style:style style:name="Table13.B" style:family="table-column">
      <style:table-column-properties style:column-width="12.501cm" style:rel-column-width="49647*"/>
    </style:style>
    <style:style style:name="Table13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3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3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3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6.501cm" table:align="margins"/>
    </style:style>
    <style:style style:name="Table14.A" style:family="table-column">
      <style:table-column-properties style:column-width="4.001cm" style:rel-column-width="15888*"/>
    </style:style>
    <style:style style:name="Table14.B" style:family="table-column">
      <style:table-column-properties style:column-width="12.501cm" style:rel-column-width="49647*"/>
    </style:style>
    <style:style style:name="Table14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4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4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4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6.501cm" table:align="margins"/>
    </style:style>
    <style:style style:name="Table15.A" style:family="table-column">
      <style:table-column-properties style:column-width="4.001cm" style:rel-column-width="15888*"/>
    </style:style>
    <style:style style:name="Table15.B" style:family="table-column">
      <style:table-column-properties style:column-width="12.501cm" style:rel-column-width="49647*"/>
    </style:style>
    <style:style style:name="Table15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5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5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6.501cm" table:align="margins"/>
    </style:style>
    <style:style style:name="Table16.A" style:family="table-column">
      <style:table-column-properties style:column-width="4.001cm" style:rel-column-width="15888*"/>
    </style:style>
    <style:style style:name="Table16.B" style:family="table-column">
      <style:table-column-properties style:column-width="12.501cm" style:rel-column-width="49647*"/>
    </style:style>
    <style:style style:name="Table16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6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6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6.501cm" table:align="margins"/>
    </style:style>
    <style:style style:name="Table17.A" style:family="table-column">
      <style:table-column-properties style:column-width="4.001cm" style:rel-column-width="15888*"/>
    </style:style>
    <style:style style:name="Table17.B" style:family="table-column">
      <style:table-column-properties style:column-width="12.501cm" style:rel-column-width="49647*"/>
    </style:style>
    <style:style style:name="Table17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7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7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7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7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6.501cm" table:align="margins"/>
    </style:style>
    <style:style style:name="Table18.A" style:family="table-column">
      <style:table-column-properties style:column-width="4.001cm" style:rel-column-width="15888*"/>
    </style:style>
    <style:style style:name="Table18.B" style:family="table-column">
      <style:table-column-properties style:column-width="12.501cm" style:rel-column-width="49647*"/>
    </style:style>
    <style:style style:name="Table18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8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8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8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8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6.501cm" table:align="margins"/>
    </style:style>
    <style:style style:name="Table19.A" style:family="table-column">
      <style:table-column-properties style:column-width="4.001cm" style:rel-column-width="15888*"/>
    </style:style>
    <style:style style:name="Table19.B" style:family="table-column">
      <style:table-column-properties style:column-width="12.501cm" style:rel-column-width="49647*"/>
    </style:style>
    <style:style style:name="Table19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9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9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9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9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9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7" style:family="paragraph" style:parent-style-name="Table_20_Contents">
      <style:text-properties style:font-name="FreeSans" fo:font-size="14pt" fo:letter-spacing="0.035cm" style:font-size-asian="14pt" style:font-size-complex="14pt"/>
    </style:style>
    <style:style style:name="P8" style:family="paragraph" style:parent-style-name="Table_20_Contents">
      <style:text-properties style:font-name="FreeSans" fo:font-size="14pt" fo:letter-spacing="0.035cm" officeooo:rsid="003db022" officeooo:paragraph-rsid="003db022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style:font-name="FreeSans" fo:font-size="14pt" fo:letter-spacing="0.035cm" officeooo:rsid="003db022" officeooo:paragraph-rsid="003db022" style:font-size-asian="14pt" style:font-size-complex="14pt"/>
    </style:style>
    <style:style style:name="P10" style:family="paragraph" style:parent-style-name="Table_20_Contents">
      <style:text-properties style:font-name="FreeSans" fo:font-size="14pt" fo:letter-spacing="0.035cm" officeooo:paragraph-rsid="003db022" style:font-size-asian="14pt" style:font-size-complex="14pt"/>
    </style:style>
    <style:style style:name="P11" style:family="paragraph" style:parent-style-name="Table_20_Contents">
      <style:text-properties style:font-name="FreeSans" fo:font-size="14pt" fo:letter-spacing="0.035cm" officeooo:rsid="00410255" officeooo:paragraph-rsid="00410255" style:font-size-asian="14pt" style:font-size-complex="14pt"/>
    </style:style>
    <style:style style:name="P12" style:family="paragraph" style:parent-style-name="Table_20_Contents">
      <style:text-properties style:font-name="FreeSans" fo:font-size="14pt" fo:letter-spacing="0.035cm" officeooo:rsid="0042c7ca" officeooo:paragraph-rsid="0042c7ca" style:font-size-asian="14pt" style:font-size-complex="14pt"/>
    </style:style>
    <style:style style:name="P13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0488e70" style:font-size-asian="14pt" style:font-size-complex="14pt"/>
    </style:style>
    <style:style style:name="P14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04b8421" style:font-size-asian="14pt" style:font-size-complex="14pt"/>
    </style:style>
    <style:style style:name="P15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04e65f5" style:font-size-asian="14pt" style:font-size-complex="14pt"/>
    </style:style>
    <style:style style:name="P16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053f6e1" style:font-size-asian="14pt" style:font-size-complex="14pt"/>
    </style:style>
    <style:style style:name="P17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05757a0" style:font-size-asian="14pt" style:font-size-complex="14pt"/>
    </style:style>
    <style:style style:name="P18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6944ee" officeooo:paragraph-rsid="006944ee" style:font-size-asian="14pt" style:font-size-complex="14pt"/>
    </style:style>
    <style:style style:name="P19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388103" officeooo:paragraph-rsid="00388103" style:font-size-asian="14pt" style:font-weight-asian="bold" style:font-size-complex="14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388103" officeooo:paragraph-rsid="003db022" style:font-size-asian="14pt" style:font-weight-asian="bold" style:font-size-complex="14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4643b3" style:font-size-asian="14pt" style:font-weight-asian="bold" style:font-size-complex="14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4b8421" style:font-size-asian="14pt" style:font-weight-asian="bold" style:font-size-complex="14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4e65f5" style:font-size-asian="14pt" style:font-weight-asian="bold" style:font-size-complex="14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53f6e1" style:font-size-asian="14pt" style:font-weight-asian="bold" style:font-size-complex="14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5757a0" style:font-size-asian="14pt" style:font-weight-asian="bold" style:font-size-complex="14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653f0c" style:font-size-asian="14pt" style:font-weight-asian="bold" style:font-size-complex="14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6944ee" officeooo:paragraph-rsid="006944ee" style:font-size-asian="14pt" style:font-weight-asian="bold" style:font-size-complex="14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4643b3" style:font-size-asian="14pt" style:font-size-complex="14pt"/>
    </style:style>
    <style:style style:name="P29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4b8421" style:font-size-asian="14pt" style:font-size-complex="14pt"/>
    </style:style>
    <style:style style:name="P30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4e65f5" style:font-size-asian="14pt" style:font-size-complex="14pt"/>
    </style:style>
    <style:style style:name="P31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53f6e1" style:font-size-asian="14pt" style:font-size-complex="14pt"/>
    </style:style>
    <style:style style:name="P32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5757a0" style:font-size-asian="14pt" style:font-size-complex="14pt"/>
    </style:style>
    <style:style style:name="P33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653f0c" style:font-size-asian="14pt" style:font-size-complex="14pt"/>
    </style:style>
    <style:style style:name="P34" style:family="paragraph" style:parent-style-name="Table_20_Contents">
      <style:paragraph-properties fo:text-align="center" style:justify-single-word="false"/>
      <style:text-properties style:font-name="FreeSans" fo:font-size="14pt" fo:letter-spacing="0.035cm" fo:font-style="italic" fo:font-weight="bold" officeooo:rsid="003db022" officeooo:paragraph-rsid="003db022" style:font-size-asian="14pt" style:font-style-asian="italic" style:font-weight-asian="bold" style:font-size-complex="14pt" style:font-style-complex="italic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FreeSans" fo:font-size="14pt" fo:letter-spacing="0.035cm" fo:font-style="italic" fo:font-weight="bold" officeooo:rsid="003db022" officeooo:paragraph-rsid="00388103" style:font-size-asian="14pt" style:font-style-asian="italic" style:font-weight-asian="bold" style:font-size-complex="14pt" style:font-style-complex="italic" style:font-weight-complex="bold"/>
    </style:style>
    <style:style style:name="P36" style:family="paragraph" style:parent-style-name="Footer">
      <style:text-properties fo:font-size="2pt" style:font-size-asian="1.75pt" style:font-size-complex="2pt"/>
    </style:style>
    <style:style style:name="P37" style:family="paragraph" style:parent-style-name="Standard">
      <style:paragraph-properties fo:line-height="115%"/>
      <style:text-properties style:font-name="FreeSans" fo:font-size="15pt" fo:letter-spacing="0.035cm" officeooo:rsid="0017e0f6" officeooo:paragraph-rsid="0017e0f6" style:font-size-asian="13.1000003814697pt" style:font-size-complex="15pt"/>
    </style:style>
    <style:style style:name="P38" style:family="paragraph" style:parent-style-name="Standard">
      <style:paragraph-properties fo:line-height="115%"/>
      <style:text-properties style:font-name="FreeSans" fo:font-size="15pt" fo:letter-spacing="0.035cm" officeooo:rsid="0028059c" officeooo:paragraph-rsid="0028059c" style:font-size-asian="13.1000003814697pt" style:font-size-complex="15pt"/>
    </style:style>
    <style:style style:name="P39" style:family="paragraph" style:parent-style-name="Standard">
      <style:paragraph-properties fo:line-height="115%"/>
      <style:text-properties style:font-name="FreeSans" fo:font-size="15pt" fo:letter-spacing="0.035cm" officeooo:rsid="0028059c" officeooo:paragraph-rsid="002a61b8" style:font-size-asian="13.1000003814697pt" style:font-size-complex="15pt"/>
    </style:style>
    <style:style style:name="P40" style:family="paragraph" style:parent-style-name="Standard">
      <style:paragraph-properties fo:line-height="115%"/>
      <style:text-properties style:font-name="FreeSans" fo:font-size="15pt" fo:letter-spacing="0.035cm" officeooo:rsid="0031d503" officeooo:paragraph-rsid="0031d503" style:font-size-asian="13.1000003814697pt" style:font-size-complex="15pt"/>
    </style:style>
    <style:style style:name="P41" style:family="paragraph" style:parent-style-name="Standard">
      <style:paragraph-properties fo:line-height="150%"/>
      <style:text-properties style:font-name="FreeSans" fo:font-size="15pt" fo:letter-spacing="0.035cm" officeooo:rsid="0036a3a0" officeooo:paragraph-rsid="0036a3a0" style:font-size-asian="13.1000003814697pt" style:font-size-complex="15pt"/>
    </style:style>
    <style:style style:name="P42" style:family="paragraph" style:parent-style-name="Standard">
      <style:paragraph-properties fo:line-height="115%"/>
      <style:text-properties style:font-name="FreeSans" fo:font-size="15pt" fo:letter-spacing="0.035cm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43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6a3a0" style:font-size-asian="14pt" style:font-size-complex="14pt"/>
    </style:style>
    <style:style style:name="P44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851c3" style:font-size-asian="14pt" style:font-size-complex="14pt"/>
    </style:style>
    <style:style style:name="P45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db022" style:font-size-asian="14pt" style:font-size-complex="14pt"/>
    </style:style>
    <style:style style:name="P46" style:family="paragraph" style:parent-style-name="Standard">
      <style:paragraph-properties fo:line-height="115%"/>
      <style:text-properties style:font-name="FreeSans" fo:font-size="14pt" fo:letter-spacing="0.035cm" officeooo:rsid="002a61b8" officeooo:paragraph-rsid="004b8421" style:font-size-asian="14pt" style:font-size-complex="14pt"/>
    </style:style>
    <style:style style:name="P47" style:family="paragraph" style:parent-style-name="Standard">
      <style:paragraph-properties fo:line-height="200%" fo:text-align="center" style:justify-single-word="false"/>
      <style:text-properties fo:letter-spacing="0.035cm" officeooo:rsid="0017e0f6" officeooo:paragraph-rsid="00304b5f"/>
    </style:style>
    <style:style style:name="P48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35cm" fo:font-style="italic" fo:font-weight="normal" officeooo:rsid="0017e0f6" officeooo:paragraph-rsid="00304b5f" style:font-size-asian="17.5pt" style:font-style-asian="italic" style:font-weight-asian="normal" style:font-size-complex="20pt" style:font-style-complex="italic" style:font-weight-complex="normal"/>
    </style:style>
    <style:style style:name="P49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38pt" fo:letter-spacing="0.106cm" fo:font-style="italic" fo:font-weight="bold" officeooo:rsid="0031d503" officeooo:paragraph-rsid="0031d503" style:font-size-asian="40pt" style:font-style-asian="italic" style:font-weight-asian="bold" style:font-size-complex="40pt" style:font-style-complex="italic" style:font-weight-complex="bold"/>
    </style:style>
    <style:style style:name="P50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6a3a0" officeooo:paragraph-rsid="0036a3a0" style:font-size-asian="13.1000003814697pt" style:font-weight-asian="bold" style:font-size-complex="15pt" style:font-weight-complex="bold"/>
    </style:style>
    <style:style style:name="P51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6a3a0" officeooo:paragraph-rsid="003851c3" style:font-size-asian="13.1000003814697pt" style:font-weight-asian="bold" style:font-size-complex="15pt" style:font-weight-complex="bold"/>
    </style:style>
    <style:style style:name="P52" style:family="paragraph" style:parent-style-name="Standard">
      <style:paragraph-properties fo:line-height="150%" fo:text-align="start" style:justify-single-word="false"/>
      <style:text-properties fo:color="#405e01" style:font-name="FreeSans" fo:font-size="15pt" fo:letter-spacing="0.035cm" fo:font-weight="bold" officeooo:rsid="0036a3a0" officeooo:paragraph-rsid="0036a3a0" style:font-size-asian="13.1000003814697pt" style:font-weight-asian="bold" style:font-size-complex="15pt" style:font-weight-complex="bold"/>
    </style:style>
    <style:style style:name="P53" style:family="paragraph" style:parent-style-name="Standard">
      <style:paragraph-properties fo:line-height="115%"/>
      <style:text-properties fo:color="#405e01" style:font-name="FreeSans" fo:font-size="15pt" fo:letter-spacing="0.035cm" fo:font-weight="bold" officeooo:rsid="0036a3a0" officeooo:paragraph-rsid="0036a3a0" style:font-size-asian="13.1000003814697pt" style:font-weight-asian="bold" style:font-size-complex="15pt" style:font-weight-complex="bold"/>
    </style:style>
    <style:style style:name="P54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4406be" officeooo:paragraph-rsid="004406be" style:font-size-asian="13.1000003814697pt" style:font-weight-asian="bold" style:font-size-complex="15pt" style:font-weight-complex="bold"/>
    </style:style>
    <style:style style:name="P55" style:family="paragraph" style:parent-style-name="Standard">
      <style:paragraph-properties fo:line-height="115%"/>
      <style:text-properties fo:color="#405e01" style:font-name="FreeSans" fo:font-size="14pt" fo:letter-spacing="0.035cm" fo:font-weight="bold" officeooo:rsid="002a61b8" officeooo:paragraph-rsid="004e65f5" style:font-size-asian="14pt" style:font-weight-asian="bold" style:font-size-complex="14pt" style:font-weight-complex="bold"/>
    </style:style>
    <style:style style:name="P56" style:family="paragraph" style:parent-style-name="Standard">
      <style:paragraph-properties fo:line-height="115%"/>
      <style:text-properties fo:color="#405e01" style:font-name="FreeSans" fo:font-size="14pt" fo:letter-spacing="0.035cm" fo:font-weight="bold" officeooo:rsid="002a61b8" officeooo:paragraph-rsid="0053f6e1" style:font-size-asian="14pt" style:font-weight-asian="bold" style:font-size-complex="14pt" style:font-weight-complex="bold"/>
    </style:style>
    <style:style style:name="P57" style:family="paragraph" style:parent-style-name="Standard">
      <style:paragraph-properties fo:line-height="115%"/>
      <style:text-properties fo:color="#405e01" style:font-name="FreeSans" fo:font-size="14pt" fo:letter-spacing="0.035cm" fo:font-weight="bold" officeooo:rsid="002a61b8" officeooo:paragraph-rsid="005757a0" style:font-size-asian="14pt" style:font-weight-asian="bold" style:font-size-complex="14pt" style:font-weight-complex="bold"/>
    </style:style>
    <style:style style:name="P58" style:family="paragraph" style:parent-style-name="Standard">
      <style:paragraph-properties fo:line-height="115%"/>
      <style:text-properties fo:color="#405e01" style:font-name="FreeSans" fo:font-size="14pt" fo:letter-spacing="0.035cm" fo:font-weight="bold" officeooo:rsid="002a61b8" officeooo:paragraph-rsid="00653f0c" style:font-size-asian="14pt" style:font-weight-asian="bold" style:font-size-complex="14pt" style:font-weight-complex="bold"/>
    </style:style>
    <style:style style:name="P59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6a3a0" officeooo:paragraph-rsid="0036a3a0" style:font-size-asian="14pt" style:font-weight-asian="bold" style:font-size-complex="14pt" style:font-weight-complex="bold"/>
    </style:style>
    <style:style style:name="P60" style:family="paragraph" style:parent-style-name="Standard">
      <style:paragraph-properties fo:line-height="150%" fo:text-align="start" style:justify-single-word="false"/>
      <style:text-properties fo:color="#8eb015" style:font-name="FreeSans" fo:font-size="14pt" fo:letter-spacing="0.035cm" fo:font-weight="bold" officeooo:rsid="0036a3a0" officeooo:paragraph-rsid="003ad658" style:font-size-asian="14pt" style:font-weight-asian="bold" style:font-size-complex="14pt" style:font-weight-complex="bold"/>
    </style:style>
    <style:style style:name="P61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6a3a0" officeooo:paragraph-rsid="003db022" style:font-size-asian="14pt" style:font-weight-asian="bold" style:font-size-complex="14pt" style:font-weight-complex="bold"/>
    </style:style>
    <style:style style:name="P62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851c3" officeooo:paragraph-rsid="003851c3" style:font-size-asian="14pt" style:font-weight-asian="bold" style:font-size-complex="14pt" style:font-weight-complex="bold"/>
    </style:style>
    <style:style style:name="P63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db022" officeooo:paragraph-rsid="003db022" style:font-size-asian="14pt" style:font-weight-asian="bold" style:font-size-complex="14pt" style:font-weight-complex="bold"/>
    </style:style>
    <style:style style:name="P64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4643b3" style:font-size-asian="14pt" style:font-weight-asian="bold" style:font-size-complex="14pt" style:font-weight-complex="bold"/>
    </style:style>
    <style:style style:name="P65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4b8421" style:font-size-asian="14pt" style:font-weight-asian="bold" style:font-size-complex="14pt" style:font-weight-complex="bold"/>
    </style:style>
    <style:style style:name="P66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4e65f5" style:font-size-asian="14pt" style:font-weight-asian="bold" style:font-size-complex="14pt" style:font-weight-complex="bold"/>
    </style:style>
    <style:style style:name="P67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53f6e1" style:font-size-asian="14pt" style:font-weight-asian="bold" style:font-size-complex="14pt" style:font-weight-complex="bold"/>
    </style:style>
    <style:style style:name="P68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5757a0" style:font-size-asian="14pt" style:font-weight-asian="bold" style:font-size-complex="14pt" style:font-weight-complex="bold"/>
    </style:style>
    <style:style style:name="P69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653f0c" style:font-size-asian="14pt" style:font-weight-asian="bold" style:font-size-complex="14pt" style:font-weight-complex="bold"/>
    </style:style>
    <style:style style:name="P70" style:family="paragraph" style:parent-style-name="Standard">
      <style:paragraph-properties fo:line-height="115%" fo:break-before="page"/>
      <style:text-properties style:font-name="FreeSans" fo:font-size="15pt" fo:letter-spacing="0.035cm" officeooo:rsid="001e8ca6" officeooo:paragraph-rsid="001e8ca6" style:font-size-asian="13.1000003814697pt" style:font-size-complex="15pt"/>
    </style:style>
    <style:style style:name="P71" style:family="paragraph" style:parent-style-name="Standard">
      <style:paragraph-properties fo:line-height="115%" fo:break-before="page"/>
      <style:text-properties fo:color="#2c3756" style:font-name="Lora" fo:font-size="20pt" fo:letter-spacing="0.035cm" fo:font-style="italic" officeooo:rsid="0028059c" officeooo:paragraph-rsid="0028059c" style:font-size-asian="20pt" style:font-style-asian="italic" style:font-size-complex="20pt" style:font-style-complex="italic"/>
    </style:style>
    <style:style style:name="P72" style:family="paragraph" style:parent-style-name="Standard">
      <style:paragraph-properties fo:line-height="115%" fo:break-before="page"/>
      <style:text-properties fo:color="#2c3756" style:font-name="Lora" fo:font-size="25pt" fo:letter-spacing="0.035cm" fo:font-style="italic" officeooo:rsid="00346d02" officeooo:paragraph-rsid="00346d02" style:font-size-asian="25pt" style:font-style-asian="italic" style:font-size-complex="25pt" style:font-style-complex="italic"/>
    </style:style>
    <style:style style:name="P7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488e70" style:font-size-asian="14pt" style:font-size-complex="14pt"/>
    </style:style>
    <style:style style:name="P7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4e65f5" style:font-size-asian="14pt" style:font-size-complex="14pt"/>
    </style:style>
    <style:style style:name="P7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53f6e1" style:font-size-asian="14pt" style:font-size-complex="14pt"/>
    </style:style>
    <style:style style:name="P7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5757a0" style:font-size-asian="14pt" style:font-size-complex="14pt"/>
    </style:style>
    <style:style style:name="P7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58a6d2" style:font-size-asian="14pt" style:font-size-complex="14pt"/>
    </style:style>
    <style:style style:name="P7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5d3115" style:font-size-asian="14pt" style:font-size-complex="14pt"/>
    </style:style>
    <style:style style:name="P7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51098" officeooo:paragraph-rsid="00651098" style:font-size-asian="14pt" style:font-size-complex="14pt"/>
    </style:style>
    <style:style style:name="P8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53f0c" officeooo:paragraph-rsid="00653f0c" style:font-size-asian="14pt" style:font-size-complex="14pt"/>
    </style:style>
    <style:style style:name="P8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944ee" officeooo:paragraph-rsid="006944ee" style:font-size-asian="14pt" style:font-size-complex="14pt"/>
    </style:style>
    <style:style style:name="P8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e65f5" officeooo:paragraph-rsid="004e65f5" style:font-size-asian="14pt" style:font-weight-asian="bold" style:font-size-complex="14pt" style:font-weight-complex="bold"/>
    </style:style>
    <style:style style:name="P8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e65f5" officeooo:paragraph-rsid="005757a0" style:font-size-asian="14pt" style:font-weight-asian="bold" style:font-size-complex="14pt" style:font-weight-complex="bold"/>
    </style:style>
    <style:style style:name="P8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f657f" officeooo:paragraph-rsid="0053f6e1" style:font-size-asian="14pt" style:font-weight-asian="bold" style:font-size-complex="14pt" style:font-weight-complex="bold"/>
    </style:style>
    <style:style style:name="P8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f657f" officeooo:paragraph-rsid="0058a6d2" style:font-size-asian="14pt" style:font-weight-asian="bold" style:font-size-complex="14pt" style:font-weight-complex="bold"/>
    </style:style>
    <style:style style:name="P8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f657f" officeooo:paragraph-rsid="0059ef13" style:font-size-asian="14pt" style:font-weight-asian="bold" style:font-size-complex="14pt" style:font-weight-complex="bold"/>
    </style:style>
    <style:style style:name="P8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682e61" officeooo:paragraph-rsid="00682e61" style:font-size-asian="14pt" style:font-weight-asian="bold" style:font-size-complex="14pt" style:font-weight-complex="bold"/>
    </style:style>
    <style:style style:name="P88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4a54be" officeooo:paragraph-rsid="004643b3" style:font-size-asian="14pt" style:font-style-asian="normal" style:font-weight-asian="normal" style:font-size-complex="14pt" style:font-style-complex="normal" style:font-weight-complex="normal"/>
    </style:style>
    <style:style style:name="P89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4e65f5" officeooo:paragraph-rsid="004e65f5" style:font-size-asian="14pt" style:font-style-asian="normal" style:font-weight-asian="normal" style:font-size-complex="14pt" style:font-style-complex="normal" style:font-weight-complex="normal"/>
    </style:style>
    <style:style style:name="P90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34e429" officeooo:paragraph-rsid="0058a6d2" style:font-size-asian="14pt" style:font-style-asian="normal" style:font-weight-asian="normal" style:font-size-complex="14pt" style:font-style-complex="normal" style:font-weight-complex="normal"/>
    </style:style>
    <style:style style:name="P91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34e429" officeooo:paragraph-rsid="00682e61" style:font-size-asian="14pt" style:font-style-asian="normal" style:font-weight-asian="normal" style:font-size-complex="14pt" style:font-style-complex="normal" style:font-weight-complex="normal"/>
    </style:style>
    <style:style style:name="P92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5757a0" officeooo:paragraph-rsid="005757a0" style:font-size-asian="14pt" style:font-style-asian="normal" style:font-weight-asian="normal" style:font-size-complex="14pt" style:font-style-complex="normal" style:font-weight-complex="normal"/>
    </style:style>
    <style:style style:name="P93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29adc3" officeooo:paragraph-rsid="0053f6e1" style:font-size-asian="14pt" style:font-style-asian="normal" style:font-weight-asian="normal" style:font-size-complex="14pt" style:font-style-complex="normal" style:font-weight-complex="normal"/>
    </style:style>
    <style:style style:name="P94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2eb4c3" officeooo:paragraph-rsid="00651098" style:font-size-asian="14pt" style:font-style-asian="normal" style:font-weight-asian="normal" style:font-size-complex="14pt" style:font-style-complex="normal" style:font-weight-complex="normal"/>
    </style:style>
    <style:style style:name="P95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2eb4c3" officeooo:paragraph-rsid="00653f0c" style:font-size-asian="14pt" style:font-style-asian="normal" style:font-weight-asian="normal" style:font-size-complex="14pt" style:font-style-complex="normal" style:font-weight-complex="normal"/>
    </style:style>
    <style:style style:name="P96" style:family="paragraph" style:parent-style-name="Standard" style:list-style-name="L1">
      <style:paragraph-properties fo:line-height="150%" fo:text-align="start" style:justify-single-word="false"/>
      <style:text-properties style:font-name="FreeSans" fo:font-size="14pt" fo:letter-spacing="0.035cm" officeooo:rsid="004f890a" officeooo:paragraph-rsid="003ad658" style:font-size-asian="14pt" style:font-size-complex="14pt"/>
    </style:style>
    <style:style style:name="P97" style:family="paragraph" style:parent-style-name="Standard" style:list-style-name="L1">
      <style:paragraph-properties fo:line-height="150%" fo:text-align="start" style:justify-single-word="false"/>
      <style:text-properties style:font-name="FreeSans" fo:font-size="14pt" fo:letter-spacing="0.035cm" officeooo:rsid="0057455e" officeooo:paragraph-rsid="003ad658" style:font-size-asian="14pt" style:font-size-complex="14pt"/>
    </style:style>
    <style:style style:name="P98" style:family="paragraph" style:parent-style-name="Standard" style:list-style-name="L1">
      <style:paragraph-properties fo:line-height="150%" fo:text-align="start" style:justify-single-word="false"/>
      <style:text-properties officeooo:paragraph-rsid="003ad658"/>
    </style:style>
    <style:style style:name="P99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62b19d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100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65584d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101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6e6ec9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102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86f6a3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103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873633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104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6794f2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105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weight="normal" officeooo:rsid="006794f2" officeooo:paragraph-rsid="003ad658" style:font-size-asian="14pt" style:font-weight-asian="normal" style:font-size-complex="14pt" style:font-weight-complex="normal"/>
    </style:style>
    <style:style style:name="P106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2eb4c3" officeooo:paragraph-rsid="00682e61" style:font-size-asian="14pt" style:font-style-asian="normal" style:font-weight-asian="normal" style:font-size-complex="14pt" style:font-style-complex="normal" style:font-weight-complex="normal"/>
    </style:style>
    <style:style style:name="P107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2eb4c3" officeooo:paragraph-rsid="006944ee" style:font-size-asian="14pt" style:font-style-asian="normal" style:font-weight-asian="normal" style:font-size-complex="14pt" style:font-style-complex="normal" style:font-weight-complex="normal"/>
    </style:style>
    <style:style style:name="P108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233954" officeooo:paragraph-rsid="006944ee" style:font-size-asian="14pt" style:font-style-asian="normal" style:font-weight-asian="normal" style:font-size-complex="14pt" style:font-style-complex="normal" style:font-weight-complex="normal"/>
    </style:style>
    <style:style style:name="P109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233954" officeooo:paragraph-rsid="004b8421" style:font-size-asian="14pt" style:font-style-asian="normal" style:font-weight-asian="normal" style:font-size-complex="14pt" style:font-style-complex="normal" style:font-weight-complex="normal"/>
    </style:style>
    <style:style style:name="P110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b0f56e" officeooo:paragraph-rsid="006a94f7" style:font-size-asian="14pt" style:font-style-asian="normal" style:font-weight-asian="normal" style:font-size-complex="14pt" style:font-style-complex="normal" style:font-weight-complex="normal"/>
    </style:style>
    <style:style style:name="P111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2d4d6c" officeooo:paragraph-rsid="006bb808" style:font-size-asian="14pt" style:font-style-asian="normal" style:font-weight-asian="normal" style:font-size-complex="14pt" style:font-style-complex="normal" style:font-weight-complex="normal"/>
    </style:style>
    <style:style style:name="P112" style:family="paragraph" style:parent-style-name="Table_20_Contents" style:list-style-name="L1">
      <style:paragraph-properties fo:line-height="150%" fo:text-align="start" style:justify-single-word="false"/>
      <style:text-properties style:font-name="FreeSans" fo:font-size="14pt" fo:letter-spacing="0.035cm" officeooo:rsid="0057455e" officeooo:paragraph-rsid="003ad658" style:font-size-asian="14pt" style:font-size-complex="14pt"/>
    </style:style>
    <style:style style:name="P113" style:family="paragraph" style:parent-style-name="Table_20_Contents" style:list-style-name="L1">
      <style:paragraph-properties fo:line-height="150%" fo:text-align="start" style:justify-single-word="false"/>
      <style:text-properties style:font-name="FreeSans" fo:font-size="14pt" fo:letter-spacing="0.035cm" officeooo:rsid="00a2e366" officeooo:paragraph-rsid="003ad658" style:font-size-asian="14pt" style:font-size-complex="14pt"/>
    </style:style>
    <style:style style:name="P114" style:family="paragraph" style:parent-style-name="Table_20_Contents" style:list-style-name="L1">
      <style:paragraph-properties fo:line-height="150%" fo:text-align="start" style:justify-single-word="false"/>
      <style:text-properties style:font-name="FreeSans" fo:font-size="14pt" fo:letter-spacing="0.035cm" officeooo:rsid="00ab1bfe" officeooo:paragraph-rsid="003ad658" style:font-size-asian="14pt" style:font-size-complex="14pt"/>
    </style:style>
    <style:style style:name="P115" style:family="paragraph" style:parent-style-name="Table_20_Contents" style:list-style-name="L1">
      <style:paragraph-properties fo:line-height="150%" fo:text-align="start" style:justify-single-word="false"/>
      <style:text-properties style:font-name="FreeSans" fo:font-size="14pt" fo:letter-spacing="0.035cm" officeooo:rsid="005d2daf" officeooo:paragraph-rsid="003ad658" style:font-size-asian="14pt" style:font-size-complex="14pt"/>
    </style:style>
    <style:style style:name="P116" style:family="paragraph" style:parent-style-name="Table_20_Contents" style:list-style-name="L1">
      <style:paragraph-properties fo:line-height="150%" fo:text-align="start" style:justify-single-word="false"/>
      <style:text-properties style:font-name="FreeSans" fo:font-size="14pt" officeooo:rsid="0059b964" officeooo:paragraph-rsid="003ad658" style:font-size-asian="14pt" style:font-size-complex="14pt"/>
    </style:style>
    <style:style style:name="P117" style:family="paragraph" style:parent-style-name="Table_20_Contents" style:list-style-name="L1">
      <style:paragraph-properties fo:line-height="150%" fo:text-align="start" style:justify-single-word="false"/>
      <style:text-properties style:font-name="FreeSans" fo:font-size="14pt" officeooo:rsid="005c41fc" officeooo:paragraph-rsid="003ad658" style:font-size-asian="14pt" style:font-size-complex="14pt"/>
    </style:style>
    <style:style style:name="P118" style:family="paragraph">
      <loext:graphic-properties draw:fill-color="#2c3756"/>
    </style:style>
    <style:style style:name="P119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0" style:family="paragraph"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21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T1" style:family="text">
      <style:text-properties officeooo:rsid="002ea5fe"/>
    </style:style>
    <style:style style:name="T2" style:family="text">
      <style:text-properties officeooo:rsid="0031d503"/>
    </style:style>
    <style:style style:name="T3" style:family="text">
      <style:text-properties officeooo:rsid="00304b5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63b697" style:font-weight-asian="bold" style:font-weight-complex="bold"/>
    </style:style>
    <style:style style:name="T6" style:family="text">
      <style:text-properties officeooo:rsid="002a61b8"/>
    </style:style>
    <style:style style:name="T7" style:family="text">
      <style:text-properties officeooo:rsid="002f1e74"/>
    </style:style>
    <style:style style:name="T8" style:family="text">
      <style:text-properties fo:color="#405e01" fo:font-weight="bold" style:font-weight-asian="bold" style:font-weight-complex="bold"/>
    </style:style>
    <style:style style:name="T9" style:family="text">
      <style:text-properties fo:color="#405e01" fo:font-weight="bold" officeooo:rsid="00520f0a" style:font-weight-asian="bold" style:font-weight-complex="bold"/>
    </style:style>
    <style:style style:name="T10" style:family="text">
      <style:text-properties style:font-name="FreeSans" fo:font-size="14pt" fo:letter-spacing="0.035cm" officeooo:rsid="0052741e" style:font-size-asian="14pt" style:font-size-complex="14pt"/>
    </style:style>
    <style:style style:name="T11" style:family="text">
      <style:text-properties style:font-name="FreeSans" fo:font-size="14pt" fo:letter-spacing="0.035cm" officeooo:rsid="0054c533" style:font-size-asian="14pt" style:font-size-complex="14pt"/>
    </style:style>
    <style:style style:name="T12" style:family="text">
      <style:text-properties style:font-name="FreeSans" fo:font-size="14pt" fo:letter-spacing="0.035cm" officeooo:rsid="004df41e" style:font-size-asian="14pt" style:font-size-complex="14pt"/>
    </style:style>
    <style:style style:name="T13" style:family="text">
      <style:text-properties fo:letter-spacing="0.035cm" officeooo:rsid="0057455e"/>
    </style:style>
    <style:style style:name="T14" style:family="text">
      <style:text-properties fo:letter-spacing="0.035cm" officeooo:rsid="00a2e366"/>
    </style:style>
    <style:style style:name="T15" style:family="text">
      <style:text-properties fo:letter-spacing="0.035cm" officeooo:rsid="00a4d979"/>
    </style:style>
    <style:style style:name="T16" style:family="text">
      <style:text-properties fo:letter-spacing="0.035cm" officeooo:rsid="00ab1bfe"/>
    </style:style>
    <style:style style:name="T17" style:family="text">
      <style:text-properties fo:letter-spacing="0.035cm" officeooo:rsid="005d2daf"/>
    </style:style>
    <style:style style:name="T18" style:family="text">
      <style:text-properties officeooo:rsid="0086f6a3"/>
    </style:style>
    <style:style style:name="T19" style:family="text">
      <style:text-properties officeooo:rsid="0084bd60"/>
    </style:style>
    <style:style style:name="T20" style:family="text">
      <style:text-properties fo:font-style="normal" fo:text-shadow="none" style:text-underline-style="none" style:font-style-asian="normal" style:font-style-complex="normal"/>
    </style:style>
    <style:style style:name="T21" style:family="text">
      <style:text-properties fo:font-style="normal" fo:text-shadow="none" style:text-underline-style="none" officeooo:rsid="0068e562" style:font-style-asian="normal" style:font-style-complex="normal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officeooo:rsid="003f717b" style:font-style-asian="italic" style:font-style-complex="italic"/>
    </style:style>
    <style:style style:name="T24" style:family="text">
      <style:text-properties fo:font-style="italic" officeooo:rsid="0049ce28" style:font-style-asian="italic" style:font-style-complex="italic"/>
    </style:style>
    <style:style style:name="T25" style:family="text">
      <style:text-properties fo:font-style="italic" officeooo:rsid="004f8179" style:font-style-asian="italic" style:font-style-complex="italic"/>
    </style:style>
    <style:style style:name="T26" style:family="text">
      <style:text-properties fo:font-style="italic" officeooo:rsid="005d3115" style:font-style-asian="italic" style:font-style-complex="italic"/>
    </style:style>
    <style:style style:name="T27" style:family="text">
      <style:text-properties fo:font-style="italic" officeooo:rsid="00653f0c" style:font-style-asian="italic" style:font-style-complex="italic"/>
    </style:style>
    <style:style style:name="T28" style:family="text">
      <style:text-properties fo:font-style="italic" officeooo:rsid="006944ee" style:font-style-asian="italic" style:font-style-complex="italic"/>
    </style:style>
    <style:style style:name="T2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0" style:family="text">
      <style:text-properties fo:font-style="italic" fo:font-weight="normal" officeooo:rsid="0053f6e1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normal" officeooo:rsid="004f8179" style:font-style-asian="italic" style:font-weight-asian="normal" style:font-style-complex="italic" style:font-weight-complex="normal"/>
    </style:style>
    <style:style style:name="T32" style:family="text">
      <style:text-properties fo:font-style="italic" fo:font-weight="normal" officeooo:rsid="00653f0c" style:font-style-asian="italic" style:font-weight-asian="normal" style:font-style-complex="italic" style:font-weight-complex="normal"/>
    </style:style>
    <style:style style:name="T33" style:family="text">
      <style:text-properties fo:font-style="italic" style:text-underline-style="solid" style:text-underline-width="auto" style:text-underline-color="font-color" fo:font-weight="normal" officeooo:rsid="004f8179" style:font-style-asian="italic" style:font-weight-asian="normal" style:font-style-complex="italic" style:font-weight-complex="normal"/>
    </style:style>
    <style:style style:name="T34" style:family="text">
      <style:text-properties officeooo:rsid="003f717b"/>
    </style:style>
    <style:style style:name="T35" style:family="text">
      <style:text-properties officeooo:rsid="0041b035"/>
    </style:style>
    <style:style style:name="T36" style:family="text">
      <style:text-properties officeooo:rsid="00454e36"/>
    </style:style>
    <style:style style:name="T3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8" style:family="text">
      <style:text-properties officeooo:rsid="0049ce28"/>
    </style:style>
    <style:style style:name="T39" style:family="text">
      <style:text-properties officeooo:rsid="004a54be"/>
    </style:style>
    <style:style style:name="T40" style:family="text">
      <style:text-properties fo:text-shadow="1pt 1pt"/>
    </style:style>
    <style:style style:name="T41" style:family="text">
      <style:text-properties fo:text-shadow="1pt 1pt" fo:font-weight="bold" style:font-weight-asian="bold" style:font-weight-complex="bold"/>
    </style:style>
    <style:style style:name="T42" style:family="text">
      <style:text-properties fo:text-shadow="1pt 1pt" fo:font-weight="bold" officeooo:rsid="004a54be" style:font-weight-asian="bold" style:font-weight-complex="bold"/>
    </style:style>
    <style:style style:name="T43" style:family="text">
      <style:text-properties fo:text-shadow="1pt 1pt" fo:font-weight="bold" officeooo:rsid="0053f6e1" style:font-weight-asian="bold" style:font-weight-complex="bold"/>
    </style:style>
    <style:style style:name="T44" style:family="text">
      <style:text-properties fo:text-shadow="1pt 1pt" fo:font-weight="bold" officeooo:rsid="005757a0" style:font-weight-asian="bold" style:font-weight-complex="bold"/>
    </style:style>
    <style:style style:name="T45" style:family="text">
      <style:text-properties fo:text-shadow="1pt 1pt" fo:font-weight="bold" officeooo:rsid="0058a6d2" style:font-weight-asian="bold" style:font-weight-complex="bold"/>
    </style:style>
    <style:style style:name="T46" style:family="text">
      <style:text-properties fo:text-shadow="1pt 1pt" fo:font-weight="bold" officeooo:rsid="005b394f" style:font-weight-asian="bold" style:font-weight-complex="bold"/>
    </style:style>
    <style:style style:name="T47" style:family="text">
      <style:text-properties fo:text-shadow="1pt 1pt" fo:font-weight="bold" officeooo:rsid="005d3115" style:font-weight-asian="bold" style:font-weight-complex="bold"/>
    </style:style>
    <style:style style:name="T48" style:family="text">
      <style:text-properties fo:text-shadow="1pt 1pt" fo:font-weight="bold" officeooo:rsid="005e031e" style:font-weight-asian="bold" style:font-weight-complex="bold"/>
    </style:style>
    <style:style style:name="T49" style:family="text">
      <style:text-properties fo:text-shadow="1pt 1pt" fo:font-weight="bold" officeooo:rsid="00653f0c" style:font-weight-asian="bold" style:font-weight-complex="bold"/>
    </style:style>
    <style:style style:name="T50" style:family="text">
      <style:text-properties fo:text-shadow="1pt 1pt" fo:font-weight="bold" officeooo:rsid="006944ee" style:font-weight-asian="bold" style:font-weight-complex="bold"/>
    </style:style>
    <style:style style:name="T51" style:family="text">
      <style:text-properties fo:text-shadow="1pt 1pt" officeooo:rsid="0053f6e1"/>
    </style:style>
    <style:style style:name="T52" style:family="text">
      <style:text-properties fo:text-shadow="1pt 1pt" officeooo:rsid="0058a6d2"/>
    </style:style>
    <style:style style:name="T53" style:family="text">
      <style:text-properties fo:text-shadow="1pt 1pt" officeooo:rsid="0059ef13"/>
    </style:style>
    <style:style style:name="T54" style:family="text">
      <style:text-properties officeooo:rsid="004b8421"/>
    </style:style>
    <style:style style:name="T55" style:family="text">
      <style:text-properties officeooo:rsid="004e65f5"/>
    </style:style>
    <style:style style:name="T56" style:family="text">
      <style:text-properties officeooo:rsid="0029adc3"/>
    </style:style>
    <style:style style:name="T57" style:family="text">
      <style:text-properties fo:font-weight="normal" style:font-weight-asian="normal" style:font-weight-complex="normal"/>
    </style:style>
    <style:style style:name="T58" style:family="text">
      <style:text-properties fo:font-weight="normal" officeooo:rsid="004f657f" style:font-weight-asian="normal" style:font-weight-complex="normal"/>
    </style:style>
    <style:style style:name="T59" style:family="text">
      <style:text-properties fo:font-weight="normal" officeooo:rsid="004f8179" style:font-weight-asian="normal" style:font-weight-complex="normal"/>
    </style:style>
    <style:style style:name="T60" style:family="text">
      <style:text-properties fo:font-weight="normal" officeooo:rsid="0053f6e1" style:font-weight-asian="normal" style:font-weight-complex="normal"/>
    </style:style>
    <style:style style:name="T61" style:family="text">
      <style:text-properties fo:font-weight="normal" officeooo:rsid="005757a0" style:font-weight-asian="normal" style:font-weight-complex="normal"/>
    </style:style>
    <style:style style:name="T62" style:family="text">
      <style:text-properties fo:font-weight="normal" officeooo:rsid="0058a6d2" style:font-weight-asian="normal" style:font-weight-complex="normal"/>
    </style:style>
    <style:style style:name="T63" style:family="text">
      <style:text-properties fo:font-weight="normal" officeooo:rsid="0059ef13" style:font-weight-asian="normal" style:font-weight-complex="normal"/>
    </style:style>
    <style:style style:name="T64" style:family="text">
      <style:text-properties fo:font-weight="normal" officeooo:rsid="00653f0c" style:font-weight-asian="normal" style:font-weight-complex="normal"/>
    </style:style>
    <style:style style:name="T65" style:family="text">
      <style:text-properties fo:font-weight="normal" officeooo:rsid="00682e61" style:font-weight-asian="normal" style:font-weight-complex="normal"/>
    </style:style>
    <style:style style:name="T66" style:family="text">
      <style:text-properties fo:font-weight="normal" officeooo:rsid="006944ee" style:font-weight-asian="normal" style:font-weight-complex="normal"/>
    </style:style>
    <style:style style:name="T67" style:family="text">
      <style:text-properties officeooo:rsid="004f8179"/>
    </style:style>
    <style:style style:name="T68" style:family="text">
      <style:text-properties officeooo:rsid="0050c4a1"/>
    </style:style>
    <style:style style:name="T69" style:family="text">
      <style:text-properties officeooo:rsid="0053f6e1"/>
    </style:style>
    <style:style style:name="T70" style:family="text">
      <style:text-properties officeooo:rsid="005757a0"/>
    </style:style>
    <style:style style:name="T71" style:family="text">
      <style:text-properties officeooo:rsid="0058a6d2"/>
    </style:style>
    <style:style style:name="T72" style:family="text">
      <style:text-properties officeooo:rsid="005d3115"/>
    </style:style>
    <style:style style:name="T73" style:family="text">
      <style:text-properties officeooo:rsid="005eda19"/>
    </style:style>
    <style:style style:name="T74" style:family="text">
      <style:text-properties officeooo:rsid="002eb4c3"/>
    </style:style>
    <style:style style:name="T75" style:family="text">
      <style:text-properties officeooo:rsid="00653f0c"/>
    </style:style>
    <style:style style:name="T76" style:family="text">
      <style:text-properties officeooo:rsid="00682e61"/>
    </style:style>
    <style:style style:name="T77" style:family="text">
      <style:text-properties officeooo:rsid="00691120"/>
    </style:style>
    <style:style style:name="T78" style:family="text">
      <style:text-properties officeooo:rsid="006944ee"/>
    </style:style>
    <style:style style:name="T79" style:family="text">
      <style:text-properties officeooo:rsid="006a94f7"/>
    </style:style>
    <style:style style:name="T80" style:family="text">
      <style:text-properties officeooo:rsid="006bb808"/>
    </style:style>
    <style:style style:name="T81" style:family="text">
      <style:text-properties officeooo:rsid="006c0c2f"/>
    </style:style>
    <style:style style:name="T82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1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2" draw:z-index="0" draw:name="Shape2" draw:style-name="gr1" draw:text-style-name="P118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1" draw:z-index="17" draw:name="Shape2" draw:style-name="gr4" draw:text-style-name="P118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49">Modelo de casos de uso</text:p>
      <text:p text:style-name="P47"><draw:frame draw:style-name="fr2" draw:name="Image1" text:anchor-type="as-char" svg:width="14.6cm" svg:height="6.6cm" draw:z-index="19"><draw:image xlink:href="Pictures/1000020100000226000000FA9C3F27F97A3CB667.png" xlink:type="simple" xlink:show="embed" xlink:actuate="onLoad" loext:mime-type="image/png"/></draw:frame></text:p>
      <text:p text:style-name="P48"><text:span text:style-name="T7">Proyecto </text:span><text:span text:style-name="T5">Colibrí</text:span></text:p>
      <text:p text:style-name="P37"/>
      <text:p text:style-name="P42">Asignatura</text:p>
      <text:p text:style-name="P37">Laboratorio de desarrollo de software</text:p>
      <text:p text:style-name="P37"/>
      <text:p text:style-name="P42">Autor</text:p>
      <text:p text:style-name="P40">Cinthia Lima y Ariel Machini</text:p>
      <text:p text:style-name="P37"/>
      <text:p text:style-name="P42">Fecha de redacción</text:p>
      <text:p text:style-name="P37"><text:span text:style-name="T2">26</text:span>/<text:span text:style-name="T2">09</text:span>/<text:span text:style-name="T2">2017</text:span></text:p>
      <text:p text:style-name="P70"><draw:custom-shape text:anchor-type="paragraph" draw:z-index="1" draw:name="Shape1" draw:style-name="gr2" draw:text-style-name="P119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Shape3" draw:style-name="gr3" draw:text-style-name="P121" svg:width="6.501cm" svg:height="18.5cm" svg:x="0.499cm" svg:y="0.75cm"><draw:text-box><text:p text:style-name="P120"><text:span text:style-name="T82">El modelo de casos de uso describe la funcionalidad propuesta del nuevo sistema.</text:span></text:p><text:p text:style-name="P120"><text:span text:style-name="T82">Este modelo se basa en la descripción de elementos o usuarios externos al sistema (actores) y de la funcionalidad del sistema (casos de <text:s/>uso).</text:span></text:p><text:p text:style-name="P120"><text:span text:style-name="T82">Un modelo de casos de uso describe los requerimientos funcionales de un actor en términos de las interacciones. Este modelo presenta el sistema desde la perspectiva del usuario.</text:span></text:p></draw:text-box></draw:frame></text:p>
      <text:p text:style-name="P71">Índice</text:p>
      <text:p text:style-name="P38"/>
      <text:p text:style-name="P38">Aquí va el índice <text:span text:style-name="T6">(se debería insertar al final)</text:span>.</text:p>
      <text:p text:style-name="P72">Modelo de casos de uso</text:p>
      <text:p text:style-name="P39"/>
      <text:p text:style-name="P52">Requerimientos</text:p>
      <text:p text:style-name="P60">Requerimientos funcionales</text:p>
      <text:list xml:id="list3305651858" text:style-name="L1">
        <text:list-item>
          <text:p text:style-name="P96">El sistema deberá permitir rellenar formularios a los diferentes usuarios y enviarlos.</text:p>
        </text:list-item>
        <text:list-item>
          <text:p text:style-name="P98"><text:span text:style-name="T10">El sistema deberá permitir que </text:span><text:span text:style-name="T11">cualquier usuario con los permisos necesarios cree formularios para el área que está administrando.</text:span></text:p>
        </text:list-item>
        <text:list-item>
          <text:p text:style-name="P98"><text:span text:style-name="T10">El sistema deberá permitir que </text:span><text:span text:style-name="T11">cualquier usuario con los permisos necesarios modifique formularios para el áreas que está administrando.</text:span></text:p>
        </text:list-item>
        <text:list-item>
          <text:p text:style-name="P98"><text:span text:style-name="T10">El sistema deberá permitir que </text:span><text:span text:style-name="T11">cualquier usuario con los permisos necesarios borre formularios para el área que está administrando.</text:span></text:p>
        </text:list-item>
        <text:list-item>
          <text:p text:style-name="P98"><text:span text:style-name="T12">El sistema deberá permitir iniciar sesión </text:span><text:span text:style-name="T11">utilizando el </text:span><text:span text:style-name="T12">correo institucional </text:span><text:span text:style-name="T11">de la unidad académica</text:span><text:span text:style-name="T12">.</text:span></text:p>
        </text:list-item>
        <text:list-item>
          <text:p text:style-name="P97">El sistema deberá permitir a quien cree formularios decidir por cuánto tiempo estará disponible su formulario.</text:p>
        </text:list-item>
        <text:list-item>
          <text:p text:style-name="P112">El sistema deberá permitir restringir el público objetivo de los formularios que se creen según sea necesario.</text:p>
        </text:list-item>
        <text:list-item>
          <text:p text:style-name="P116"><text:span text:style-name="T13">El sistema deberá permitir al administrador del sistema </text:span><text:span text:style-name="T14">agregar un gestor de formularios.</text:span></text:p>
        </text:list-item>
        <text:list-item>
          <text:p text:style-name="P113"><text:soft-page-break/>El sistema deberá permitir al administrador del sistema eliminar un gestor de formularios.</text:p>
        </text:list-item>
        <text:list-item>
          <text:p text:style-name="P116"><text:span text:style-name="T14">El sistema deberá permitir al administrador del sistema </text:span><text:span text:style-name="T15">modificar los datos del gestor de formularios.</text:span></text:p>
        </text:list-item>
        <text:list-item>
          <text:p text:style-name="P116"><text:span text:style-name="T15">El sistema deberá permitir al administrador del sistema </text:span><text:span text:style-name="T16">definir un limite de creación de formularios para cada gestor de formularios.</text:span></text:p>
        </text:list-item>
        <text:list-item>
          <text:p text:style-name="P114">El sistema deberá permitir a quien cree formularios decidir a qué dirección de correo electrónico se van a enviar las respuestas de los mismos.</text:p>
        </text:list-item>
        <text:list-item>
          <text:p text:style-name="P117"><text:span text:style-name="T16">El sistema deberá mostrar una vista distinta que se adapte a cada tipo de usuario </text:span><text:span text:style-name="T17">según sus permisos.</text:span></text:p>
        </text:list-item>
        <text:list-item>
          <text:p text:style-name="P115">El sistema deberá permitir filtrar formularios por nombre.</text:p>
        </text:list-item>
      </text:list>
      <text:p text:style-name="P52"/>
      <text:p text:style-name="P59">Requerimientos no funcionales</text:p>
      <text:list xml:id="list3685733539" text:style-name="L2">
        <text:list-item>
          <text:p text:style-name="P99">El sistema deberá ser desarrollado utilizando Ionic framework.</text:p>
        </text:list-item>
        <text:list-item>
          <text:p text:style-name="P100">El sistema deberá seguir el patrón de diseño <text:span text:style-name="T18">utilizado en UARGFlow</text:span>.</text:p>
        </text:list-item>
        <text:list-item>
          <text:p text:style-name="P101">El sistema deberá <text:span text:style-name="T19">ser una aplicación móvil basada en web.</text:span></text:p>
        </text:list-item>
        <text:list-item>
          <text:p text:style-name="P102">El sistema deberá admitir iniciar sesión con el correo institucional.</text:p>
        </text:list-item>
        <text:list-item>
          <text:p text:style-name="P103">El sistema deberá adoptar los colores utilizados en la página web de la UARG para la parte web.</text:p>
        </text:list-item>
        <text:list-item>
          <text:p text:style-name="P105"><text:span text:style-name="T21">La interfaz del sistema deberá </text:span><text:span text:style-name="T20">ser amigable para el usuario.</text:span></text:p>
        </text:list-item>
        <text:list-item>
          <text:p text:style-name="P104"><text:soft-page-break/>El sistema deberá permitir acceder a las funciones administrativas sólo a usuarios identificados con dichos permisos.</text:p>
        </text:list-item>
      </text:list>
      <text:p text:style-name="P43"/>
      <text:p text:style-name="P50">Actores</text:p>
      <text:p text:style-name="P63">Usuario</text:p>
      <table:table table:name="Table1" table:style-name="Table1">
        <table:table-column table:style-name="Table1.A"/>
        <table:table-column table:style-name="Table1.B" table:number-columns-repeated="2"/>
        <table:table-row>
          <table:table-cell table:style-name="Table1.A1" office:value-type="string">
            <text:p text:style-name="P19">Actor</text:p>
          </table:table-cell>
          <table:table-cell table:style-name="Table1.B1" office:value-type="string">
            <text:p text:style-name="P35">Usuario</text:p>
          </table:table-cell>
          <table:table-cell table:style-name="Table1.C1" office:value-type="string">
            <text:p text:style-name="P9">ACT01</text:p>
          </table:table-cell>
        </table:table-row>
        <table:table-row>
          <table:table-cell table:style-name="Table1.A2" office:value-type="string">
            <text:p text:style-name="P19">Descripción</text:p>
          </table:table-cell>
          <table:table-cell table:style-name="Table1.B6" table:number-columns-spanned="2" office:value-type="string">
            <text:p text:style-name="P8">Este tipo de actor representa a los usuarios más comunes del sistema, los cuales no están registrados en el mismo.</text:p>
          </table:table-cell>
          <table:covered-table-cell/>
        </table:table-row>
        <table:table-row>
          <table:table-cell table:style-name="Table1.A2" office:value-type="string">
            <text:p text:style-name="P19">Características</text:p>
          </table:table-cell>
          <table:table-cell table:style-name="Table1.B6" table:number-columns-spanned="2" office:value-type="string">
            <text:p text:style-name="P8">Pueden realizar búsquedas y completar ciertos formularios para su posterior envío.</text:p>
          </table:table-cell>
          <table:covered-table-cell/>
        </table:table-row>
        <table:table-row>
          <table:table-cell table:style-name="Table1.A2" office:value-type="string">
            <text:p text:style-name="P19">Relaciones</text:p>
          </table:table-cell>
          <table:table-cell table:style-name="Table1.B6" table:number-columns-spanned="2" office:value-type="string">
            <text:p text:style-name="P7"/>
          </table:table-cell>
          <table:covered-table-cell/>
        </table:table-row>
        <table:table-row>
          <table:table-cell table:style-name="Table1.A2" office:value-type="string">
            <text:p text:style-name="P19">Referencias</text:p>
          </table:table-cell>
          <table:table-cell table:style-name="Table1.B6" table:number-columns-spanned="2" office:value-type="string">
            <text:p text:style-name="P12">CU01; CU02</text:p>
          </table:table-cell>
          <table:covered-table-cell/>
        </table:table-row>
        <table:table-row>
          <table:table-cell table:style-name="Table1.A2" office:value-type="string">
            <text:p text:style-name="P19">Comentarios</text:p>
          </table:table-cell>
          <table:table-cell table:style-name="Table1.B6" table:number-columns-spanned="2" office:value-type="string">
            <text:p text:style-name="P7"/>
          </table:table-cell>
          <table:covered-table-cell/>
        </table:table-row>
      </table:table>
      <text:p text:style-name="P53"/>
      <text:p text:style-name="P63">Gestor de formularios</text:p>
      <table:table table:name="Table4" table:style-name="Table4">
        <table:table-column table:style-name="Table4.A"/>
        <table:table-column table:style-name="Table4.B" table:number-columns-repeated="2"/>
        <table:table-row>
          <table:table-cell table:style-name="Table4.A1" office:value-type="string">
            <text:p text:style-name="P20">Actor</text:p>
          </table:table-cell>
          <table:table-cell table:style-name="Table4.B1" office:value-type="string">
            <text:p text:style-name="P34">Gestor de formularios</text:p>
          </table:table-cell>
          <table:table-cell table:style-name="Table4.C1" office:value-type="string">
            <text:p text:style-name="P9">ACT02</text:p>
          </table:table-cell>
        </table:table-row>
        <table:table-row>
          <table:table-cell table:style-name="Table4.A2" office:value-type="string">
            <text:p text:style-name="P20">Descripción</text:p>
          </table:table-cell>
          <table:table-cell table:style-name="Table4.B6" table:number-columns-spanned="2" office:value-type="string">
            <text:p text:style-name="P8">Este tipo de actor representa a aquellos usuarios con el privilegio de crear, modificar y eliminar sus propios formularios. Pueden acceder a todas las funciones a las que los usuarios comunes pueden acceder.</text:p>
          </table:table-cell>
          <table:covered-table-cell/>
        </table:table-row>
        <table:table-row>
          <table:table-cell table:style-name="Table4.A2" office:value-type="string">
            <text:p text:style-name="P20">Características</text:p>
          </table:table-cell>
          <table:table-cell table:style-name="Table4.B6" table:number-columns-spanned="2" office:value-type="string">
            <text:p text:style-name="P8">Pueden crear, modificar y eliminar sus propios formularios. Dichas funciones pueden estar sujetas a la previa aprobación del administrador del sistema.</text:p>
            <text:p text:style-name="P8">También pueden cambiar el estado de visibilidad de los mismos así como también <text:soft-page-break/>pueden cerrar sesión.</text:p>
          </table:table-cell>
          <table:covered-table-cell/>
        </table:table-row>
        <table:table-row>
          <table:table-cell table:style-name="Table4.A2" office:value-type="string">
            <text:p text:style-name="P20">Relaciones</text:p>
          </table:table-cell>
          <table:table-cell table:style-name="Table4.B6" table:number-columns-spanned="2" office:value-type="string">
            <text:p text:style-name="P8">Hereda de <text:span text:style-name="T22">Usuario</text:span>.</text:p>
          </table:table-cell>
          <table:covered-table-cell/>
        </table:table-row>
        <table:table-row>
          <table:table-cell table:style-name="Table4.A2" office:value-type="string">
            <text:p text:style-name="P20">Referencias</text:p>
          </table:table-cell>
          <table:table-cell table:style-name="Table4.B6" table:number-columns-spanned="2" office:value-type="string">
            <text:p text:style-name="P12">CU03; CU04; CU05; CU06; CU07; CU12; <text:span text:style-name="T36">CU13</text:span></text:p>
          </table:table-cell>
          <table:covered-table-cell/>
        </table:table-row>
        <table:table-row>
          <table:table-cell table:style-name="Table4.A2" office:value-type="string">
            <text:p text:style-name="P20">Comentarios</text:p>
          </table:table-cell>
          <table:table-cell table:style-name="Table4.B6" table:number-columns-spanned="2" office:value-type="string">
            <text:p text:style-name="P10"/>
          </table:table-cell>
          <table:covered-table-cell/>
        </table:table-row>
      </table:table>
      <text:p text:style-name="P61"/>
      <text:p text:style-name="P63">Administrador</text:p>
      <table:table table:name="Table5" table:style-name="Table5">
        <table:table-column table:style-name="Table5.A"/>
        <table:table-column table:style-name="Table5.B" table:number-columns-repeated="2"/>
        <table:table-row>
          <table:table-cell table:style-name="Table5.A1" office:value-type="string">
            <text:p text:style-name="P20">Actor</text:p>
          </table:table-cell>
          <table:table-cell table:style-name="Table5.B1" office:value-type="string">
            <text:p text:style-name="P34">Administrador</text:p>
          </table:table-cell>
          <table:table-cell table:style-name="Table5.C1" office:value-type="string">
            <text:p text:style-name="P9">ACT03</text:p>
          </table:table-cell>
        </table:table-row>
        <table:table-row>
          <table:table-cell table:style-name="Table5.A2" office:value-type="string">
            <text:p text:style-name="P20">Descripción</text:p>
          </table:table-cell>
          <table:table-cell table:style-name="Table5.B6" table:number-columns-spanned="2" office:value-type="string">
            <text:p text:style-name="P8">Este tipo de actor representa a los usuarios con el mayor nivel de privilegios del sistema.</text:p>
          </table:table-cell>
          <table:covered-table-cell/>
        </table:table-row>
        <table:table-row>
          <table:table-cell table:style-name="Table5.A2" office:value-type="string">
            <text:p text:style-name="P20">Características</text:p>
          </table:table-cell>
          <table:table-cell table:style-name="Table5.B6" table:number-columns-spanned="2" office:value-type="string">
            <text:p text:style-name="P8">Además de poder hacer todo lo que puede hacer un <text:span text:style-name="T23">G</text:span><text:span text:style-name="T22">estor de formularios</text:span>, <text:span text:style-name="T34">un administrador puede crear, modificar y eliminar gestores de formularios además de poder generar informes.</text:span></text:p>
          </table:table-cell>
          <table:covered-table-cell/>
        </table:table-row>
        <table:table-row>
          <table:table-cell table:style-name="Table5.A2" office:value-type="string">
            <text:p text:style-name="P20">Relaciones</text:p>
          </table:table-cell>
          <table:table-cell table:style-name="Table5.B6" table:number-columns-spanned="2" office:value-type="string">
            <text:p text:style-name="P8">Hereda de <text:span text:style-name="T23">Gestor de formularios</text:span>.</text:p>
          </table:table-cell>
          <table:covered-table-cell/>
        </table:table-row>
        <table:table-row>
          <table:table-cell table:style-name="Table5.A2" office:value-type="string">
            <text:p text:style-name="P20">Referencias</text:p>
          </table:table-cell>
          <table:table-cell table:style-name="Table5.B6" table:number-columns-spanned="2" office:value-type="string">
            <text:p text:style-name="P12">CU08; CU09; CU10; CU11</text:p>
          </table:table-cell>
          <table:covered-table-cell/>
        </table:table-row>
        <table:table-row>
          <table:table-cell table:style-name="Table5.A2" office:value-type="string">
            <text:p text:style-name="P20">Comentarios</text:p>
          </table:table-cell>
          <table:table-cell table:style-name="Table5.B6" table:number-columns-spanned="2" office:value-type="string">
            <text:p text:style-name="P11">Los administradores podrán decidir si un gestor de formularios puede o no <text:span text:style-name="T35">publicar </text:span>nuevos formularios <text:span text:style-name="T4">con total libertad</text:span> o si requiere la previa revisión de un administrador.</text:p>
          </table:table-cell>
          <table:covered-table-cell/>
        </table:table-row>
      </table:table>
      <text:p text:style-name="P45"/>
      <text:p text:style-name="P54">Descripción de casos de uso</text:p>
      <text:p text:style-name="P64">Buscar formulario (CU01)</text:p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p text:style-name="P28"><text:span text:style-name="T37">Actor:</text:span> <text:span text:style-name="T22">Usuario</text:span></text:p>
          </table:table-cell>
          <table:covered-table-cell/>
        </table:table-row>
        <table:table-row>
          <table:table-cell table:style-name="Table6.A2" office:value-type="string">
            <text:p text:style-name="P21">Descripción</text:p>
          </table:table-cell>
          <table:table-cell table:style-name="Table6.B3" office:value-type="string">
            <text:p text:style-name="P88">Mediante este caso de uso un usuario podrá buscar entre los formularios disponibles según el o los roles que tenga dentro del sistema.</text:p>
          </table:table-cell>
        </table:table-row>
        <table:table-row>
          <table:table-cell table:style-name="Table6.A2" office:value-type="string">
            <text:p text:style-name="P21">Flujo <text:soft-page-break/>principal</text:p>
          </table:table-cell>
          <table:table-cell table:style-name="Table6.B3" office:value-type="string">
            <text:p text:style-name="P73"><text:span text:style-name="T42">1.</text:span><text:span text:style-name="T39"> </text:span>El usuario ingresa el nombre del formulario que <text:soft-page-break/>desea encontrar y presiona el botón para realizar la búsqueda.</text:p>
            <text:p text:style-name="P73"><text:span text:style-name="T42">2.</text:span><text:span text:style-name="T39"> </text:span>Se le muestran los resultados de la búsqueda al usuario. Si no se encuentran resultados, se continúa con el <text:span text:style-name="T22">subflujo 1</text:span>.</text:p>
          </table:table-cell>
        </table:table-row>
        <table:table-row>
          <table:table-cell table:style-name="Table6.A2" office:value-type="string">
            <text:p text:style-name="P21">Subflujo 1</text:p>
          </table:table-cell>
          <table:table-cell table:style-name="Table6.B4" office:value-type="string">
            <text:p text:style-name="P13"><text:span text:style-name="T42">1.</text:span><text:span text:style-name="T39"> </text:span>Al no encontrarse ningún resultado, se le muestra al usuario un diálogo indicando dicha situación y se vuelven a mostrar todos los formularios.</text:p>
          </table:table-cell>
        </table:table-row>
        <table:table-row>
          <table:table-cell table:style-name="Table6.A2" office:value-type="string">
            <text:p text:style-name="P21">Excepciones</text:p>
          </table:table-cell>
          <table:table-cell table:style-name="Table6.B5" office:value-type="string">
            <text:p text:style-name="P13"><text:span text:style-name="T42">1. </text:span><text:span text:style-name="T41">A.</text:span> Si el usuario ingresa <text:span text:style-name="T38">una combinación de </text:span>caracteres <text:span text:style-name="T38">no permitida (\n, \0, \%, \t </text:span><text:span text:style-name="T24">[…]</text:span><text:span text:style-name="T38">) </text:span>en el cuadro de búsqueda la operación no se efectúa.</text:p>
          </table:table-cell>
        </table:table-row>
      </table:table>
      <text:p text:style-name="P43"/>
      <text:p text:style-name="P65"><text:span text:style-name="T54">Completar y enviar un formulario</text:span> (CU0<text:span text:style-name="T54">2</text:span>)</text:p>
      <table:table table:name="Table7" table:style-name="Table7">
        <table:table-column table:style-name="Table7.A"/>
        <table:table-column table:style-name="Table7.B"/>
        <table:table-row>
          <table:table-cell table:style-name="Table7.A1" table:number-columns-spanned="2" office:value-type="string">
            <text:p text:style-name="P29"><text:span text:style-name="T37">Actor:</text:span> <text:span text:style-name="T22">Usuario</text:span></text:p>
          </table:table-cell>
          <table:covered-table-cell/>
        </table:table-row>
        <table:table-row>
          <table:table-cell table:style-name="Table7.A2" office:value-type="string">
            <text:p text:style-name="P22">Descripción</text:p>
          </table:table-cell>
          <table:table-cell table:style-name="Table7.B3" office:value-type="string">
            <text:p text:style-name="P109">En este caso de uso los diferentes usuarios del sistema van a completar los diferentes campos de formularios y enviarlos a la persona interesada en ellos.</text:p>
          </table:table-cell>
        </table:table-row>
        <table:table-row>
          <table:table-cell table:style-name="Table7.A2" office:value-type="string">
            <text:p text:style-name="P22">Flujo principal</text:p>
          </table:table-cell>
          <table:table-cell table:style-name="Table7.B3" office:value-type="string">
            <text:p text:style-name="P78"><text:span text:style-name="T42">1.</text:span><text:span text:style-name="T39"> </text:span>El u<text:span text:style-name="T81">suario accede al formulario que desea completar.</text:span></text:p>
            <text:p text:style-name="P78"><text:span text:style-name="T47">2.</text:span><text:span text:style-name="T72"> El usuario </text:span>presiona el botón para realizar la búsqueda. <text:span text:style-name="T72">Si no hay resultados se continúa con el </text:span><text:span text:style-name="T26">subflujo 1</text:span><text:span text:style-name="T72">.</text:span></text:p>
          </table:table-cell>
        </table:table-row>
        <table:table-row>
          <table:table-cell table:style-name="Table7.A2" office:value-type="string">
            <text:p text:style-name="P22">Subflujo 1</text:p>
          </table:table-cell>
          <table:table-cell table:style-name="Table7.B4" office:value-type="string">
            <text:p text:style-name="P14"><text:span text:style-name="T42">1.</text:span><text:span text:style-name="T39"> </text:span>Al no encontrarse ningún resultado, se le muestra al usuario un diálogo indicando dicha situación y se vuelven a mostrar todos los formularios.</text:p>
          </table:table-cell>
        </table:table-row>
        <table:table-row>
          <table:table-cell table:style-name="Table7.A2" office:value-type="string">
            <text:p text:style-name="P22">Excepciones</text:p>
          </table:table-cell>
          <table:table-cell table:style-name="Table7.B5" office:value-type="string">
            <text:p text:style-name="P14"><text:span text:style-name="T48">2</text:span><text:span text:style-name="T42">. </text:span><text:span text:style-name="T41">A.</text:span> Si el usuario <text:span text:style-name="T73">ingresó</text:span> <text:span text:style-name="T38">una combinación de </text:span>caracteres <text:span text:style-name="T38">no permitida (\n, \0, \%, \t </text:span><text:span text:style-name="T24">[…]</text:span><text:span text:style-name="T38">) </text:span>en el cuadro de búsqueda la operación no se efectúa.</text:p>
          </table:table-cell>
        </table:table-row>
      </table:table>
      <text:p text:style-name="P46"><text:soft-page-break/></text:p>
      <text:p text:style-name="P66"><text:span text:style-name="T55">Crear formulario</text:span> (CU0<text:span text:style-name="T55">3</text:span>)</text:p>
      <table:table table:name="Table8" table:style-name="Table8">
        <table:table-column table:style-name="Table8.A"/>
        <table:table-column table:style-name="Table8.B"/>
        <table:table-row>
          <table:table-cell table:style-name="Table8.A1" table:number-columns-spanned="2" office:value-type="string">
            <text:p text:style-name="P30"><text:span text:style-name="T37">Actor:</text:span> <text:span text:style-name="T25">Gestor de formularios</text:span></text:p>
          </table:table-cell>
          <table:covered-table-cell/>
        </table:table-row>
        <table:table-row>
          <table:table-cell table:style-name="Table8.A2" office:value-type="string">
            <text:p text:style-name="P23">Descripción</text:p>
          </table:table-cell>
          <table:table-cell table:style-name="Table8.B3" office:value-type="string">
            <text:p text:style-name="P89">E<text:span text:style-name="T56">n este caso de uso se podrá crear formularios solo por los usuarios con los permisos para hacerlo y definir para que subconjunto de usuarios esta habilitado, y por cuanto tiempo.</text:span></text:p>
          </table:table-cell>
        </table:table-row>
        <table:table-row>
          <table:table-cell table:style-name="Table8.A2" office:value-type="string">
            <text:p text:style-name="P23">Flujo principal</text:p>
          </table:table-cell>
          <table:table-cell table:style-name="Table8.B3" office:value-type="string">
            <text:p text:style-name="P74"><text:span text:style-name="T42">1.</text:span><text:span text:style-name="T39"> El usuario presiona el botón para comenzar con la creación del formulario.</text:span></text:p>
            <text:p text:style-name="P82"><text:span text:style-name="T40">2.</text:span><text:span text:style-name="T57"> El usuario </text:span><text:span text:style-name="T58">diseña el formulario que desea publicar.</text:span></text:p>
            <text:p text:style-name="P86"><text:span text:style-name="T40">3.</text:span><text:span text:style-name="T57"> El usuario presiona el botón “Enviar formulario”.</text:span></text:p>
            <text:p text:style-name="P86"><text:span text:style-name="T53">4.</text:span><text:span text:style-name="T63"> </text:span><text:span text:style-name="T59">Si el usuario no tiene libertad para publicar formularios se pasa al </text:span><text:span text:style-name="T31">subflujo 1</text:span><text:span text:style-name="T59">, de lo contrario se le muestra un aviso indicándole que su formulario fue publicado con éxito.</text:span></text:p>
          </table:table-cell>
        </table:table-row>
        <table:table-row>
          <table:table-cell table:style-name="Table8.A2" office:value-type="string">
            <text:p text:style-name="P23">Subflujo 1</text:p>
          </table:table-cell>
          <table:table-cell table:style-name="Table8.B4" office:value-type="string">
            <text:p text:style-name="P15"><text:span text:style-name="T42">1.</text:span><text:span text:style-name="T39"> </text:span>Al no <text:span text:style-name="T67">tener el permiso requerido para publicar formularios, se le notifica al usuario que el formulario que acaba de diseñar fue enviado para su aprobación por un administrador del sistema.</text:span></text:p>
          </table:table-cell>
        </table:table-row>
        <table:table-row>
          <table:table-cell table:style-name="Table8.A2" office:value-type="string">
            <text:p text:style-name="P23">Excepciones</text:p>
          </table:table-cell>
          <table:table-cell table:style-name="Table8.B5" office:value-type="string">
            <text:p text:style-name="P15"><text:span text:style-name="T46">3</text:span><text:span text:style-name="T42">. </text:span><text:span text:style-name="T41">A.</text:span> S<text:span text:style-name="T68">i el usuario no rellenó los campos requeridos para enviar el formulario, se le muestra al mismo un mensaje de error.</text:span></text:p>
          </table:table-cell>
        </table:table-row>
      </table:table>
      <text:p text:style-name="P55"/>
      <text:p text:style-name="P67"><text:span text:style-name="T69">Borrar formulario </text:span>(CU0<text:span text:style-name="T69">4</text:span>)</text:p>
      <table:table table:name="Table9" table:style-name="Table9">
        <table:table-column table:style-name="Table9.A"/>
        <table:table-column table:style-name="Table9.B"/>
        <table:table-row>
          <table:table-cell table:style-name="Table9.A1" table:number-columns-spanned="2" office:value-type="string">
            <text:p text:style-name="P31"><text:span text:style-name="T37">Actor:</text:span> <text:span text:style-name="T25">Gestor de formularios</text:span></text:p>
          </table:table-cell>
          <table:covered-table-cell/>
        </table:table-row>
        <table:table-row>
          <table:table-cell table:style-name="Table9.A2" office:value-type="string">
            <text:p text:style-name="P24">Descripción</text:p>
          </table:table-cell>
          <table:table-cell table:style-name="Table9.B3" office:value-type="string">
            <text:p text:style-name="P93">En este caso de uso se podrá borrar formularios solo por los usuarios con los permisos para hacerlo.</text:p>
          </table:table-cell>
        </table:table-row>
        <text:soft-page-break/>
        <table:table-row>
          <table:table-cell table:style-name="Table9.A2" office:value-type="string">
            <text:p text:style-name="P24">Flujo principal</text:p>
          </table:table-cell>
          <table:table-cell table:style-name="Table9.B3" office:value-type="string">
            <text:p text:style-name="P75"><text:span text:style-name="T42">1.</text:span><text:span text:style-name="T39"> </text:span><text:span text:style-name="T60">El usuario presiona el botón para eliminar el formulario.</text:span></text:p>
            <text:p text:style-name="P84"><text:span text:style-name="T51">2</text:span><text:span text:style-name="T40">.</text:span><text:span text:style-name="T57"> </text:span><text:span text:style-name="T60">Se le muestra un mensaje al usuario un mensaje preguntándole si está seguro de que desea efectuar la eliminación del formulario. Si elige no eliminarlo, se continúa con el </text:span><text:span text:style-name="T30">subflujo 1</text:span><text:span text:style-name="T60">.</text:span></text:p>
            <text:p text:style-name="P84"><text:span text:style-name="T51">3.</text:span><text:span text:style-name="T60"> Se elimina el formulario y se le notifica al usuario de dicha acción.</text:span></text:p>
          </table:table-cell>
        </table:table-row>
        <table:table-row>
          <table:table-cell table:style-name="Table9.A2" office:value-type="string">
            <text:p text:style-name="P24">Subflujo 1</text:p>
          </table:table-cell>
          <table:table-cell table:style-name="Table9.B4" office:value-type="string">
            <text:p text:style-name="P16"><text:span text:style-name="T43">2. A</text:span><text:span text:style-name="T42">.</text:span><text:span text:style-name="T39"> Se cancela la operación y se cierra el mensaje.</text:span></text:p>
          </table:table-cell>
        </table:table-row>
      </table:table>
      <text:p text:style-name="P56"/>
      <text:p text:style-name="P68"><text:span text:style-name="T70">Modificar formulario </text:span>(CU0<text:span text:style-name="T70">5</text:span>)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table:number-columns-spanned="2" office:value-type="string">
            <text:p text:style-name="P32"><text:span text:style-name="T37">Actor:</text:span> <text:span text:style-name="T25">Gestor de formularios</text:span></text:p>
          </table:table-cell>
          <table:covered-table-cell/>
        </table:table-row>
        <table:table-row>
          <table:table-cell table:style-name="Table10.A2" office:value-type="string">
            <text:p text:style-name="P25">Descripción</text:p>
          </table:table-cell>
          <table:table-cell table:style-name="Table10.B2" office:value-type="string">
            <text:p text:style-name="P92">E<text:span text:style-name="T56">n este caso de uso se podrá modificar formularios solo por los usuarios con los permisos para hacerlo y también hacer publicas las modificaciones.</text:span></text:p>
          </table:table-cell>
        </table:table-row>
        <table:table-row>
          <table:table-cell table:style-name="Table10.A2" office:value-type="string">
            <text:p text:style-name="P25">Flujo principal</text:p>
          </table:table-cell>
          <table:table-cell table:style-name="Table10.B3" office:value-type="string">
            <text:p text:style-name="P76"><text:span text:style-name="T42">1.</text:span><text:span text:style-name="T39"> </text:span><text:span text:style-name="T60">El usuario presiona el botón para </text:span><text:span text:style-name="T61">modificar </text:span><text:span text:style-name="T60">el formulario.</text:span></text:p>
            <text:p text:style-name="P83"><text:span text:style-name="T40">2.</text:span><text:span text:style-name="T57"> El usuario </text:span><text:span text:style-name="T61">re</text:span><text:span text:style-name="T58">diseña el formulario </text:span><text:span text:style-name="T61">a su gusto</text:span><text:span text:style-name="T58">.</text:span></text:p>
            <text:p text:style-name="P85"><text:span text:style-name="T51">3.</text:span><text:span text:style-name="T60"> El usuario presiona el botón “</text:span><text:span text:style-name="T61">Guardar</text:span><text:span text:style-name="T60"> formulario”. </text:span><text:span text:style-name="T64">Si elige no guardar los cambios, se continúa con el </text:span><text:span text:style-name="T32">subflujo 1</text:span><text:span text:style-name="T64">.</text:span></text:p>
            <text:p text:style-name="P85"><text:span text:style-name="T52">4.</text:span><text:span text:style-name="T60"> </text:span><text:span text:style-name="T62">Los cambios se registran.</text:span></text:p>
          </table:table-cell>
        </table:table-row>
        <table:table-row>
          <table:table-cell table:style-name="Table10.A2" office:value-type="string">
            <text:p text:style-name="P24">Subflujo 1</text:p>
          </table:table-cell>
          <table:table-cell table:style-name="Table10.B4" office:value-type="string">
            <text:p text:style-name="P16"><text:span text:style-name="T49">3</text:span><text:span text:style-name="T43">. A</text:span><text:span text:style-name="T42">.</text:span><text:span text:style-name="T39"> Se cancela la operación y se vuelve a la pantalla de gestión de formularios.</text:span></text:p>
          </table:table-cell>
        </table:table-row>
      </table:table>
      <text:p text:style-name="P57"/>
      <text:p text:style-name="P68"><text:span text:style-name="T71">Cambiar visibilidad del formulario </text:span>(CU0<text:span text:style-name="T70">6</text:span>)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table:number-columns-spanned="2" office:value-type="string">
            <text:p text:style-name="P32"><text:span text:style-name="T37">Actor:</text:span> <text:span text:style-name="T25">Gestor de formularios</text:span></text:p>
          </table:table-cell>
          <table:covered-table-cell/>
        </table:table-row>
        <table:table-row>
          <table:table-cell table:style-name="Table11.A2" office:value-type="string">
            <text:p text:style-name="P25">Descripción</text:p>
          </table:table-cell>
          <table:table-cell table:style-name="Table11.B2" office:value-type="string">
            <text:p text:style-name="P90"><text:span text:style-name="T56">En este caso de uso se podrá habilitar o </text:span><text:soft-page-break/><text:span text:style-name="T56">deshabilitar formularios por los usuarios especificados arriba.</text:span></text:p>
          </table:table-cell>
        </table:table-row>
        <table:table-row>
          <table:table-cell table:style-name="Table11.A2" office:value-type="string">
            <text:p text:style-name="P25">Flujo principal</text:p>
          </table:table-cell>
          <table:table-cell table:style-name="Table11.B3" office:value-type="string">
            <text:p text:style-name="P77"><text:span text:style-name="T42">1.</text:span><text:span text:style-name="T39"> El usuario presiona el botón para cambiar la visibilidad del formulario.</text:span></text:p>
            <text:p text:style-name="P77"><text:span text:style-name="T45">2.</text:span><text:span text:style-name="T62"> La visibilidad del formulario se invierte (si está invisible, se hace visible y viceversa).</text:span></text:p>
          </table:table-cell>
        </table:table-row>
      </table:table>
      <text:p text:style-name="P57"/>
      <text:p text:style-name="P68"><text:span text:style-name="T71">Cerrar sesión </text:span>(CU0<text:span text:style-name="T70">7</text:span>)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table:number-columns-spanned="2" office:value-type="string">
            <text:p text:style-name="P32"><text:span text:style-name="T37">Actor:</text:span> <text:span text:style-name="T25">Gestor de formularios</text:span></text:p>
          </table:table-cell>
          <table:covered-table-cell/>
        </table:table-row>
        <table:table-row>
          <table:table-cell table:style-name="Table12.A2" office:value-type="string">
            <text:p text:style-name="P25">Descripción</text:p>
          </table:table-cell>
          <table:table-cell table:style-name="Table12.B2" office:value-type="string">
            <text:p text:style-name="P94">En este caso de uso el usuario autentificado podrá cerrar su sesión en el sistema.</text:p>
          </table:table-cell>
        </table:table-row>
        <table:table-row>
          <table:table-cell table:style-name="Table12.A2" office:value-type="string">
            <text:p text:style-name="P25">Flujo principal</text:p>
          </table:table-cell>
          <table:table-cell table:style-name="Table12.B3" office:value-type="string">
            <text:p text:style-name="P76"><text:span text:style-name="T42">1.</text:span><text:span text:style-name="T39"> El usuario presiona el botón para cerrar la sesión</text:span><text:span text:style-name="T61">.</text:span></text:p>
            <text:p text:style-name="P79"><text:span text:style-name="T44">2.</text:span><text:span text:style-name="T61"> </text:span><text:span text:style-name="T57">Se cierra la sesión del usuario y se le muestra la lista de formularios.</text:span></text:p>
          </table:table-cell>
        </table:table-row>
      </table:table>
      <text:p text:style-name="P57"/>
      <text:p text:style-name="P68"><text:span text:style-name="T75">Agregar creador de formularios </text:span>(CU0<text:span text:style-name="T70">8</text:span>)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table:number-columns-spanned="2" office:value-type="string">
            <text:p text:style-name="P32"><text:span text:style-name="T37">Actor:</text:span> <text:span text:style-name="T27">Administrador</text:span></text:p>
          </table:table-cell>
          <table:covered-table-cell/>
        </table:table-row>
        <table:table-row>
          <table:table-cell table:style-name="Table13.A2" office:value-type="string">
            <text:p text:style-name="P25">Descripción</text:p>
          </table:table-cell>
          <table:table-cell table:style-name="Table13.B3" office:value-type="string">
            <text:p text:style-name="P95">En este caso de uso el administrador podrá agregar a diferentes usuarios para que puedan crear formularios en el sistema.</text:p>
          </table:table-cell>
        </table:table-row>
        <table:table-row>
          <table:table-cell table:style-name="Table13.A2" office:value-type="string">
            <text:p text:style-name="P25">Flujo principal</text:p>
          </table:table-cell>
          <table:table-cell table:style-name="Table13.B3" office:value-type="string">
            <text:p text:style-name="P76"><text:span text:style-name="T42">1.</text:span><text:span text:style-name="T39"> El usuario presiona el botón para agregar a un nuevo gestor de formularios al sistema</text:span><text:span text:style-name="T61">.</text:span></text:p>
            <text:p text:style-name="P80"><text:span text:style-name="T44">2.</text:span><text:span text:style-name="T61"> </text:span><text:span text:style-name="T57">El usuario ingresa el correo institucional de la persona que quiere agregar como gestor de formularios.</text:span></text:p>
            <text:p text:style-name="P80"><text:span text:style-name="T41">3.</text:span><text:span text:style-name="T57"> Se le muestra un mensaje de confirmación con los datos de la persona registrada con el correo institucional indicado al usuario.</text:span></text:p>
            <text:p text:style-name="P80"><text:span text:style-name="T41">4.</text:span><text:span text:style-name="T57"> El usuario presiona el botón “Aceptar”. Si elige </text:span><text:soft-page-break/><text:span text:style-name="T57">cancelar la operación, se continúa con el </text:span><text:span text:style-name="T29">subflujo 1</text:span><text:span text:style-name="T57">.</text:span></text:p>
          </table:table-cell>
        </table:table-row>
        <table:table-row>
          <table:table-cell table:style-name="Table13.A2" office:value-type="string">
            <text:p text:style-name="P25">Subflujo 1</text:p>
          </table:table-cell>
          <table:table-cell table:style-name="Table13.B4" office:value-type="string">
            <text:p text:style-name="P17"><text:span text:style-name="T49">4</text:span><text:span text:style-name="T43">. A</text:span><text:span text:style-name="T42">.</text:span><text:span text:style-name="T39"> Se cancela la operación y se vuelve a la pantalla de gestión de creadores de formularios.</text:span></text:p>
          </table:table-cell>
        </table:table-row>
      </table:table>
      <text:p text:style-name="P57"/>
      <text:p text:style-name="P68"><text:span text:style-name="T76">Eliminar creador de formularios </text:span>(CU0<text:span text:style-name="T70">9</text:span>)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table:number-columns-spanned="2" office:value-type="string">
            <text:p text:style-name="P33"><text:span text:style-name="T33">Actor:</text:span><text:span text:style-name="T25"> </text:span><text:span text:style-name="T27">Administrador</text:span></text:p>
          </table:table-cell>
          <table:covered-table-cell/>
        </table:table-row>
        <table:table-row>
          <table:table-cell table:style-name="Table14.A2" office:value-type="string">
            <text:p text:style-name="P25">Descripción</text:p>
          </table:table-cell>
          <table:table-cell table:style-name="Table14.B3" office:value-type="string">
            <text:p text:style-name="P106">En este caso de uso el administrador podrá eliminar a diferentes usuarios para que ya no puedan crear formularios en el sistema.</text:p>
          </table:table-cell>
        </table:table-row>
        <table:table-row>
          <table:table-cell table:style-name="Table14.A2" office:value-type="string">
            <text:p text:style-name="P25">Flujo principal</text:p>
          </table:table-cell>
          <table:table-cell table:style-name="Table14.B3" office:value-type="string">
            <text:p text:style-name="P76"><text:span text:style-name="T42">1.</text:span><text:span text:style-name="T39"> El usuario presiona el botón para eliminar a un gestor de formularios existente del sistema</text:span><text:span text:style-name="T61">.</text:span></text:p>
            <text:p text:style-name="P80"><text:span text:style-name="T44">2.</text:span><text:span text:style-name="T61"> </text:span><text:span text:style-name="T57">El usuario ingresa el correo institucional de la persona que quiere </text:span><text:span text:style-name="T65">quitarle el permiso de </text:span><text:span text:style-name="T57">gestor de formularios.</text:span></text:p>
            <text:p text:style-name="P80"><text:span text:style-name="T41">3.</text:span><text:span text:style-name="T57"> Se le muestra un mensaje de confirmación con los datos de la persona registrada con el correo institucional indicado al usuario.</text:span></text:p>
            <text:p text:style-name="P80"><text:span text:style-name="T41">4.</text:span><text:span text:style-name="T57"> El usuario presiona el botón “</text:span><text:span text:style-name="T65">Eliminar</text:span><text:span text:style-name="T57">”. Si elige cancelar la operación, se continúa con el </text:span><text:span text:style-name="T29">subflujo 1</text:span><text:span text:style-name="T57">.</text:span></text:p>
          </table:table-cell>
        </table:table-row>
        <table:table-row>
          <table:table-cell table:style-name="Table14.A2" office:value-type="string">
            <text:p text:style-name="P25">Subflujo 1</text:p>
          </table:table-cell>
          <table:table-cell table:style-name="Table14.B4" office:value-type="string">
            <text:p text:style-name="P17"><text:span text:style-name="T49">4</text:span><text:span text:style-name="T43">. A</text:span><text:span text:style-name="T42">.</text:span><text:span text:style-name="T39"> Se cancela la operación y se vuelve a la pantalla de gestión de creadores de formularios.</text:span></text:p>
          </table:table-cell>
        </table:table-row>
      </table:table>
      <text:p text:style-name="P57"/>
      <text:p text:style-name="P68"><text:span text:style-name="T76">Cambiar libertad de un creador de formularios </text:span>(CU1<text:span text:style-name="T70">0</text:span>)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table:number-columns-spanned="2" office:value-type="string">
            <text:p text:style-name="P33"><text:span text:style-name="T33">Actor:</text:span><text:span text:style-name="T25"> </text:span><text:span text:style-name="T27">Administrador</text:span></text:p>
          </table:table-cell>
          <table:covered-table-cell/>
        </table:table-row>
        <table:table-row>
          <table:table-cell table:style-name="Table15.A2" office:value-type="string">
            <text:p text:style-name="P25">Descripción</text:p>
          </table:table-cell>
          <table:table-cell table:style-name="Table15.B2" office:value-type="string">
            <text:p text:style-name="P91"><text:span text:style-name="T74">En este caso de uso el administrador podrá modificar la libertad que tiene un creador de formularios para publicar sus formularios sin aprobación previa de un administrador del </text:span><text:soft-page-break/><text:span text:style-name="T74">sistema.</text:span></text:p>
          </table:table-cell>
        </table:table-row>
        <table:table-row>
          <table:table-cell table:style-name="Table15.A2" office:value-type="string">
            <text:p text:style-name="P25">Flujo principal</text:p>
          </table:table-cell>
          <table:table-cell table:style-name="Table15.B3" office:value-type="string">
            <text:p text:style-name="P76"><text:span text:style-name="T42">1.</text:span><text:span text:style-name="T39"> En la tabla que lista a los creadores de formularios, el usuario presiona el botón para cambiar los permisos de un gestor de formularios</text:span><text:span text:style-name="T61">.</text:span></text:p>
            <text:p text:style-name="P87"><text:span text:style-name="T40">2.</text:span><text:span text:style-name="T57"> Los permisos del gestor de formularios </text:span><text:span text:style-name="T62">se invierte</text:span><text:span text:style-name="T57">n</text:span><text:span text:style-name="T62"> (si </text:span><text:span text:style-name="T57">antes no podía publicar con total libertad, ahora sí podrá hacerlo </text:span><text:span text:style-name="T62">y viceversa).</text:span></text:p>
          </table:table-cell>
        </table:table-row>
      </table:table>
      <text:p text:style-name="P57"/>
      <text:p text:style-name="P68"><text:span text:style-name="T77">Generar informes </text:span>(CU1<text:span text:style-name="T70">1</text:span>)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table:number-columns-spanned="2" office:value-type="string">
            <text:p text:style-name="P33"><text:span text:style-name="T33">Actor:</text:span><text:span text:style-name="T25"> </text:span><text:span text:style-name="T27">Administrador</text:span></text:p>
          </table:table-cell>
          <table:covered-table-cell/>
        </table:table-row>
        <table:table-row>
          <table:table-cell table:style-name="Table16.A2" office:value-type="string">
            <text:p text:style-name="P25">Descripción</text:p>
          </table:table-cell>
          <table:table-cell table:style-name="Table16.B2" office:value-type="string">
            <text:p text:style-name="P107">En este caso de uso el administrador podrá generar informes sobre diferentes aspectos del sistema.</text:p>
          </table:table-cell>
        </table:table-row>
        <table:table-row>
          <table:table-cell table:style-name="Table16.A2" office:value-type="string">
            <text:p text:style-name="P25">Flujo principal</text:p>
          </table:table-cell>
          <table:table-cell table:style-name="Table16.B3" office:value-type="string">
            <text:p text:style-name="P76"><text:span text:style-name="T42">1.</text:span><text:span text:style-name="T39"> </text:span><text:span text:style-name="T66">El usuario selecciona de qué desea generar un informe.</text:span></text:p>
            <text:p text:style-name="P81"><text:span text:style-name="T41">2.</text:span><text:span text:style-name="T57"> El usuario presiona el botón “Generar informe”.</text:span></text:p>
            <text:p text:style-name="P81"><text:span text:style-name="T41">3.</text:span><text:span text:style-name="T57"> El informe se genera de acuerdo a la demanda del usuario y se muestra en pantalla.</text:span></text:p>
          </table:table-cell>
        </table:table-row>
      </table:table>
      <text:p text:style-name="P57"/>
      <text:p text:style-name="P68"><text:span text:style-name="T78">Iniciar sesión </text:span>(CU1<text:span text:style-name="T70">2</text:span>)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table:number-columns-spanned="2" office:value-type="string">
            <text:p text:style-name="P33"><text:span text:style-name="T33">Actor:</text:span><text:span text:style-name="T25"> </text:span><text:span text:style-name="T28">Gestor de formularios</text:span></text:p>
          </table:table-cell>
          <table:covered-table-cell/>
        </table:table-row>
        <table:table-row>
          <table:table-cell table:style-name="Table17.A2" office:value-type="string">
            <text:p text:style-name="P25">Descripción</text:p>
          </table:table-cell>
          <table:table-cell table:style-name="Table17.B3" office:value-type="string">
            <text:p text:style-name="P108">En este caso de uso los usuarios no autentificados del sistema van a ingresar al sistema mediante sus correos institucionales.</text:p>
          </table:table-cell>
        </table:table-row>
        <table:table-row>
          <table:table-cell table:style-name="Table17.A2" office:value-type="string">
            <text:p text:style-name="P25">Flujo principal</text:p>
          </table:table-cell>
          <table:table-cell table:style-name="Table17.B3" office:value-type="string">
            <text:p text:style-name="P76"><text:span text:style-name="T42">1.</text:span><text:span text:style-name="T39"> </text:span><text:span text:style-name="T66">El usuario presiona el botón “Iniciar sesión con Google”.</text:span></text:p>
            <text:p text:style-name="P81"><text:span text:style-name="T41">2.</text:span><text:span text:style-name="T57"> Se muestra la página de inicio de sesión al usuario.</text:span></text:p>
            <text:p text:style-name="P81"><text:span text:style-name="T41">3.</text:span><text:span text:style-name="T57"> El usuario ingresa su correo institucional y </text:span><text:soft-page-break/><text:span text:style-name="T57">contraseña.</text:span></text:p>
            <text:p text:style-name="P81"><text:span text:style-name="T41">4.</text:span><text:span text:style-name="T57"> El usuario presiona el botón “Iniciar sesión” y se crea una nueva sesión para el mismo.</text:span></text:p>
          </table:table-cell>
        </table:table-row>
        <table:table-row>
          <table:table-cell table:style-name="Table17.A2" office:value-type="string">
            <text:p text:style-name="P27">Excepciones</text:p>
          </table:table-cell>
          <table:table-cell table:style-name="Table17.B4" office:value-type="string">
            <text:p text:style-name="P17"><text:span text:style-name="T50">4</text:span><text:span text:style-name="T43">. A</text:span><text:span text:style-name="T42">.</text:span><text:span text:style-name="T39"> Si el usuario ingresó mal sus datos (correo institucional o contraseña), se mostrará un mensaje de error al mismo y se restablecerán los campos.</text:span></text:p>
            <text:p text:style-name="P18"><text:span text:style-name="T41">4. B.</text:span> Si el usuario ingresa con una cuenta de Google que no corresponde a un correo institucional de la UARG, se rechazará el inicio de sesión, se mostrará un mensaje de error notificando al usuario de la situación y se restablecerán los campos.</text:p>
          </table:table-cell>
        </table:table-row>
      </table:table>
      <text:p text:style-name="P57"/>
      <text:p text:style-name="P68"><text:span text:style-name="T79">Validación </text:span>(CU1<text:span text:style-name="T70">3</text:span>)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table:number-columns-spanned="2" office:value-type="string">
            <text:p text:style-name="P32"><text:span text:style-name="T37">Actor:</text:span> <text:span text:style-name="T28">N/A</text:span></text:p>
          </table:table-cell>
          <table:covered-table-cell/>
        </table:table-row>
        <table:table-row>
          <table:table-cell table:style-name="Table18.A2" office:value-type="string">
            <text:p text:style-name="P25">Descripción</text:p>
          </table:table-cell>
          <table:table-cell table:style-name="Table18.B3" office:value-type="string">
            <text:p text:style-name="P110">En este caso de uso se validarán los datos ingresados para el inicio de sesión, y se verificará que permisos tiene el usuario.</text:p>
          </table:table-cell>
        </table:table-row>
        <table:table-row>
          <table:table-cell table:style-name="Table18.A2" office:value-type="string">
            <text:p text:style-name="P25">Flujo principal</text:p>
          </table:table-cell>
          <table:table-cell table:style-name="Table18.B3" office:value-type="string">
            <text:p text:style-name="P76"><text:span text:style-name="T42">1.</text:span><text:span text:style-name="T39"> </text:span><text:span text:style-name="T61">???</text:span></text:p>
          </table:table-cell>
        </table:table-row>
        <table:table-row>
          <table:table-cell table:style-name="Table18.A2" office:value-type="string">
            <text:p text:style-name="P25">Subflujo 1</text:p>
          </table:table-cell>
          <table:table-cell table:style-name="Table18.B4" office:value-type="string">
            <text:p text:style-name="P17"><text:span text:style-name="T44">1</text:span><text:span text:style-name="T43">. A</text:span><text:span text:style-name="T42">.</text:span><text:span text:style-name="T39"> ???</text:span></text:p>
          </table:table-cell>
        </table:table-row>
      </table:table>
      <text:p text:style-name="P57"/>
      <text:p text:style-name="P69"><text:span text:style-name="T80">Buscar entre formularios creados </text:span>(CU1<text:span text:style-name="T78">4</text:span>)</text:p>
      <table:table table:name="Table19" table:style-name="Table19">
        <table:table-column table:style-name="Table19.A"/>
        <table:table-column table:style-name="Table19.B"/>
        <table:table-row>
          <table:table-cell table:style-name="Table19.A1" table:number-columns-spanned="2" office:value-type="string">
            <text:p text:style-name="P33"><text:span text:style-name="T37">Actor:</text:span> <text:span text:style-name="T28">Gestor de formularios</text:span></text:p>
          </table:table-cell>
          <table:covered-table-cell/>
        </table:table-row>
        <table:table-row>
          <table:table-cell table:style-name="Table19.A2" office:value-type="string">
            <text:p text:style-name="P26">Descripción</text:p>
          </table:table-cell>
          <table:table-cell table:style-name="Table19.B3" office:value-type="string">
            <text:p text:style-name="P111">Mediante este caso de uso el gestor de formularios podrá buscar entre los formularios que gestione.</text:p>
          </table:table-cell>
        </table:table-row>
        <table:table-row>
          <table:table-cell table:style-name="Table19.A2" office:value-type="string">
            <text:p text:style-name="P21">Flujo principal</text:p>
          </table:table-cell>
          <table:table-cell table:style-name="Table19.B3" office:value-type="string">
            <text:p text:style-name="P73"><text:span text:style-name="T42">1.</text:span><text:span text:style-name="T39"> </text:span>El usuario ingresa el nombre del formulario que desea encontrar y presiona el botón para realizar <text:soft-page-break/>la búsqueda.</text:p>
            <text:p text:style-name="P73"><text:span text:style-name="T42">2.</text:span><text:span text:style-name="T39"> </text:span>Se le muestran los resultados de la búsqueda al usuario. Si no se encuentran resultados, se continúa con el <text:span text:style-name="T22">subflujo 1</text:span>.</text:p>
          </table:table-cell>
        </table:table-row>
        <table:table-row>
          <table:table-cell table:style-name="Table19.A2" office:value-type="string">
            <text:p text:style-name="P21">Subflujo 1</text:p>
          </table:table-cell>
          <table:table-cell table:style-name="Table19.B4" office:value-type="string">
            <text:p text:style-name="P13"><text:span text:style-name="T42">1.</text:span><text:span text:style-name="T39"> </text:span>Al no encontrarse ningún resultado, se le muestra al usuario un diálogo indicando dicha situación y se vuelven a mostrar todos los formularios <text:span text:style-name="T80">que estén bajo su control</text:span>.</text:p>
          </table:table-cell>
        </table:table-row>
        <table:table-row>
          <table:table-cell table:style-name="Table19.A2" office:value-type="string">
            <text:p text:style-name="P21">Excepciones</text:p>
          </table:table-cell>
          <table:table-cell table:style-name="Table19.B5" office:value-type="string">
            <text:p text:style-name="P13"><text:span text:style-name="T42">1. </text:span><text:span text:style-name="T41">A.</text:span> Si el usuario ingresa <text:span text:style-name="T38">una combinación de </text:span>caracteres <text:span text:style-name="T38">no permitida (\n, \0, \%, \t </text:span><text:span text:style-name="T24">[…]</text:span><text:span text:style-name="T38">) </text:span>en el cuadro de búsqueda la operación no se efectúa.</text:p>
          </table:table-cell>
        </table:table-row>
      </table:table>
      <text:p text:style-name="P58"/>
      <text:p text:style-name="P41"><text:span text:style-name="T8">Diagrama</text:span><text:span text:style-name="T9">s</text:span></text:p>
      <text:p text:style-name="P62">Diagramas de casos de uso</text:p>
      <text:p text:style-name="P43">Acá va el contenido.</text:p>
      <text:p text:style-name="P43"/>
      <text:p text:style-name="P62">Diagrama de paquetes</text:p>
      <text:p text:style-name="P44">Acá va el contenido.</text:p>
      <text:p text:style-name="P51"/>
      <text:p text:style-name="P62">Diagrama de componentes</text:p>
      <text:p text:style-name="P44">Acá va el contenido.</text:p>
      <text:p text:style-name="P51"/>
      <text:p text:style-name="P62">Diagrama de clases</text:p>
      <text:p text:style-name="P44">Acá va el contenido.</text:p>
      <text:p text:style-name="P51"/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6.496cm" table:align="left"/>
    </style:style>
    <style:style style:name="Table2.A" style:family="table-column">
      <style:table-column-properties style:column-width="1.766cm"/>
    </style:style>
    <style:style style:name="Table2.B" style:family="table-column">
      <style:table-column-properties style:column-width="14.73cm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6.496cm" table:align="left"/>
    </style:style>
    <style:style style:name="Table3.A" style:family="table-column">
      <style:table-column-properties style:column-width="1.766cm"/>
    </style:style>
    <style:style style:name="Table3.B" style:family="table-column">
      <style:table-column-properties style:column-width="14.73cm"/>
    </style:style>
    <style:style style:name="Table3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T1" style:family="text">
      <style:text-properties officeooo:rsid="002ea5fe"/>
    </style:style>
    <style:style style:name="MT2" style:family="text">
      <style:text-properties officeooo:rsid="0031d503"/>
    </style:style>
    <style:style style:name="MT3" style:family="text">
      <style:text-properties officeooo:rsid="00304b5f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s/>MODELO DE CASOS DE USOS — </text:span>PÁGINA <text:page-number text:select-page="current">15</text:page-number><text:s/>DE <text:page-count>15</text:page-count></text:p>
      </style:header>
      <style:header-first>
        <text:p text:style-name="MP2"><text:span text:style-name="MT2">MODELO DE CASOS DE USO — </text:span>PÁGINA <text:page-number text:select-page="current">1</text:page-number><text:s/>DE <text:page-count>15</text:page-count></text:p>
      </style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1.535cm" svg:height="1.787cm" draw:z-index="14"><draw:image xlink:href="Pictures/10000201000000370000004043863E6FA720894F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4">Grupo <text:span text:style-name="MT3">Paire</text:span></text:p>
              <text:p text:style-name="MP5">Cinthia Lima y Ariel Machini</text:p>
              <text:p text:style-name="MP6">Laboratorio de desarrollo de software</text:p>
            </table:table-cell>
          </table:table-row>
        </table:table>
        <text:p text:style-name="MP7"/>
      </style:footer>
      <style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1.535cm" svg:height="1.787cm" draw:z-index="18"><draw:image xlink:href="Pictures/10000201000000370000004043863E6FA720894F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4">Grupo <text:span text:style-name="MT3">Paire</text:span></text:p>
              <text:p text:style-name="MP5">Cinthia Lima y Ariel Machini</text:p>
              <text:p text:style-name="MP6">Laboratorio de desarrollo de software</text:p>
            </table:table-cell>
          </table:table-row>
        </table:table>
        <text:p text:style-name="MP7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achini</meta:initial-creator>
    <meta:creation-date>2017-09-01T00:53:54.356960459</meta:creation-date>
    <dc:date>2017-10-03T01:00:29.654075678</dc:date>
    <meta:editing-duration>PT10H4M23S</meta:editing-duration>
    <meta:editing-cycles>70</meta:editing-cycles>
    <meta:generator>LibreOffice/5.4.1.2$Linux_X86_64 LibreOffice_project/ea7cb86e6eeb2bf3a5af73a8f7777ac570321527</meta:generator>
    <dc:creator>Ariel Machini</dc:creator>
    <meta:document-statistic meta:table-count="19" meta:image-count="3" meta:object-count="0" meta:page-count="15" meta:paragraph-count="235" meta:word-count="2093" meta:character-count="12764" meta:non-whitespace-character-count="10921"/>
  </office:meta>
</office:document-meta>
</file>